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AC0000061CEC34890922AAE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761cm" fo:min-width="14.941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8" style:family="graphic" style:parent-style-name="standard">
      <style:graphic-properties svg:stroke-width="0cm" draw:marker-start-width="0.199cm" draw:marker-end-width="0.199cm" draw:fill="solid" draw:fill-color="#dee6ef" draw:textarea-horizontal-align="justify" draw:textarea-vertical-align="middle" draw:auto-grow-height="false" fo:min-height="1.365cm" fo:min-width="18.889cm" fo:padding-top="0.124cm" fo:padding-bottom="0.124cm" fo:padding-left="0.249cm" fo:padding-right="0.249cm"/>
    </style:style>
    <style:style style:name="gr9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2.129cm" fo:min-width="17.541cm" fo:padding-top="0.124cm" fo:padding-bottom="0.124cm" fo:padding-left="0.249cm" fo:padding-right="0.249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6.169cm" fo:min-width="24.1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051cm" fo:min-width="19.68cm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0.896cm" fo:min-width="10.806cm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2.746cm" fo:min-width="12.86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615cm" fo:min-width="22.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7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28" style:family="graphic" style:parent-style-name="standard">
      <style:graphic-properties draw:fill-color="#dee6ef" draw:textarea-horizontal-align="justify" draw:textarea-vertical-align="middle" draw:auto-grow-height="false" fo:min-height="4.373cm" fo:min-width="17.771cm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5.514cm" fo:min-width="17.771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9.317cm, 2.795cm, 8.198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33" style:family="graphic" style:parent-style-name="standard">
      <style:graphic-properties draw:fill-color="#dee6ef" draw:textarea-horizontal-align="justify" draw:textarea-vertical-align="middle" draw:auto-grow-height="false" fo:min-height="4.907cm" fo:min-width="20.532cm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0" style:family="paragraph">
      <loext:graphic-properties draw:fill="solid" draw:fill-color="#dee6ef"/>
      <style:paragraph-properties fo:text-align="center"/>
    </style:style>
    <style:style style:name="P11" style:family="paragraph">
      <style:paragraph-properties fo:margin-left="2cm" fo:margin-right="0cm" fo:text-align="start" fo:text-indent="0cm"/>
    </style:style>
    <style:style style:name="P12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margin-left="0cm" fo:margin-right="0cm" fo:text-align="start" fo:text-indent="1.2cm"/>
    </style:style>
    <style:style style:name="P15" style:family="paragraph">
      <style:paragraph-properties fo:text-align="start" style:writing-mode="lr-tb"/>
      <style:text-properties style:font-name="TexMaths Roman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text-properties fo:color="#8d281e" loext:opacity="100%"/>
    </style:style>
    <style:style style:name="P20" style:family="paragraph">
      <loext:graphic-properties draw:fill="none" draw:fill-color="#ffffff"/>
      <style:text-properties fo:color="#8d281e" loext:opacity="100%"/>
    </style:style>
    <style:style style:name="P21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fo:color="#8d281e" loext:opacity="100%"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15.875cm" svg:height="4.445cm" svg:x="1.905cm" svg:y="9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1cm" svg:height="5.105cm" svg:x="1.654cm" svg:y="2.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Thermodynamics of two-phase flow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5" draw:text-style-name="P8" draw:layer="layout" svg:width="0.465cm" svg:height="0.478cm" svg:x="6.813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5" draw:text-style-name="P8" draw:layer="layout" svg:width="0.163cm" svg:height="0.698cm" svg:x="7.389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5" draw:text-style-name="P8" draw:layer="layout" svg:width="0.349cm" svg:height="0.317cm" svg:x="7.613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5" draw:text-style-name="P8" draw:layer="layout" svg:width="0.163cm" svg:height="0.698cm" svg:x="8.035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5" draw:text-style-name="P8" draw:layer="layout" svg:width="0.467cm" svg:height="0.163cm" svg:x="8.503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621cm" svg:height="1.557cm" svg:x="9.245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5" draw:text-style-name="P8" draw:layer="layout" svg:width="0.095cm" svg:height="0.698cm" svg:x="9.99cm" svg:y="3.317cm" svg:viewBox="0 0 96 699" svg:d="M96 699c0-9 0-19 0-28-23 0-45 0-68 0 0-214 0-429 0-643 23 0 45 0 68 0 0-9 0-19 0-28-32 0-64 0-96 0 0 233 0 466 0 699 32 0 64 0 96 0z">
            <text:p/>
          </draw:path>
          <draw:path draw:style-name="gr5" draw:text-style-name="P8" draw:layer="layout" svg:width="0.571cm" svg:height="0.501cm" svg:x="10.114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5" draw:text-style-name="P8" draw:layer="layout" svg:width="0.163cm" svg:height="0.698cm" svg:x="10.746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5" draw:text-style-name="P8" draw:layer="layout" svg:width="0.329cm" svg:height="0.46cm" svg:x="10.972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5" draw:text-style-name="P8" draw:layer="layout" svg:width="0.161cm" svg:height="0.698cm" svg:x="11.384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5" draw:text-style-name="P8" draw:layer="layout" svg:width="0.349cm" svg:height="0.317cm" svg:x="11.608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5" draw:text-style-name="P8" draw:layer="layout" svg:width="0.163cm" svg:height="0.698cm" svg:x="12.028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5" draw:text-style-name="P8" draw:layer="layout" svg:width="0.161cm" svg:height="0.698cm" svg:x="12.302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467cm" svg:height="0.466cm" svg:x="12.73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437cm" svg:height="0.508cm" svg:x="13.416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5" draw:text-style-name="P8" draw:layer="layout" svg:width="0.163cm" svg:height="0.698cm" svg:x="13.948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5" draw:text-style-name="P8" draw:layer="layout" svg:width="0.519cm" svg:height="0.5cm" svg:x="14.184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5" draw:text-style-name="P8" draw:layer="layout" svg:width="0.331cm" svg:height="0.46cm" svg:x="14.757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5" draw:text-style-name="P8" draw:layer="layout" svg:width="0.163cm" svg:height="0.698cm" svg:x="15.169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5" draw:text-style-name="P8" draw:layer="layout" svg:width="0.349cm" svg:height="0.317cm" svg:x="15.393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5" draw:text-style-name="P8" draw:layer="layout" svg:width="0.161cm" svg:height="0.698cm" svg:x="15.81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161cm" svg:height="0.698cm" svg:x="16.089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5" draw:text-style-name="P8" draw:layer="layout" svg:width="0.095cm" svg:height="0.698cm" svg:x="16.337cm" svg:y="3.317cm" svg:viewBox="0 0 96 699" svg:d="M96 0c-32 0-64 0-96 0 0 9 0 19 0 28 23 0 45 0 68 0 0 214 0 429 0 643-23 0-45 0-68 0 0 9 0 19 0 28 32 0 64 0 96 0 0-233 0-466 0-699z">
            <text:p/>
          </draw:path>
          <draw:path draw:style-name="gr5" draw:text-style-name="P8" draw:layer="layout" svg:width="0.333cm" svg:height="0.494cm" svg:x="16.545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5" draw:text-style-name="P8" draw:layer="layout" svg:width="0.349cm" svg:height="0.317cm" svg:x="16.903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6" draw:text-style-name="P9" draw:layer="layout" svg:width="5.713cm" svg:height="1.903cm" svg:x="1.735cm" svg:y="3.112cm">
          <draw:text-box>
            <text:p><text:span text:style-name="T3">Free Energy</text:span></text:p>
          </draw:text-box>
        </draw:frame>
        <draw:path draw:style-name="gr5" draw:text-style-name="P8" draw:layer="layout" svg:width="0.571cm" svg:height="0.5cm" svg:x="2.241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5" draw:text-style-name="P8" draw:layer="layout" svg:width="0.163cm" svg:height="0.699cm" svg:x="2.873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5" draw:text-style-name="P8" draw:layer="layout" svg:width="0.331cm" svg:height="0.46cm" svg:x="3.099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5" draw:text-style-name="P8" draw:layer="layout" svg:width="0.161cm" svg:height="0.699cm" svg:x="3.511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5" draw:text-style-name="P8" draw:layer="layout" svg:width="0.349cm" svg:height="0.316cm" svg:x="3.735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5" draw:text-style-name="P8" draw:layer="layout" svg:width="0.161cm" svg:height="0.699cm" svg:x="4.157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5" draw:text-style-name="P8" draw:layer="layout" svg:width="0.163cm" svg:height="0.699cm" svg:x="4.428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5" draw:text-style-name="P8" draw:layer="layout" svg:width="0.185cm" svg:height="0.041cm" svg:x="4.904cm" svg:y="5.298cm" svg:viewBox="0 0 186 42" svg:d="M186 42c0-14 0-28 0-42-62 0-124 0-186 0 0 14 0 28 0 42 62 0 124 0 186 0z">
          <text:p/>
        </draw:path>
        <draw:path draw:style-name="gr5" draw:text-style-name="P8" draw:layer="layout" svg:width="0.345cm" svg:height="0.492cm" svg:x="5.384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5" draw:text-style-name="P8" draw:layer="layout" svg:width="0.351cm" svg:height="0.316cm" svg:x="5.778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5" draw:text-style-name="P8" draw:layer="layout" svg:width="0.155cm" svg:height="0.484cm" svg:x="6.168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5" draw:text-style-name="P8" draw:layer="layout" svg:width="0.339cm" svg:height="0.484cm" svg:x="6.36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5" draw:text-style-name="P8" draw:layer="layout" svg:width="0.227cm" svg:height="0.492cm" svg:x="6.968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5" draw:text-style-name="P8" draw:layer="layout" svg:width="0.235cm" svg:height="0.308cm" svg:x="7.1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5" draw:text-style-name="P8" draw:layer="layout" svg:width="0.271cm" svg:height="0.32cm" svg:x="7.456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5" draw:text-style-name="P8" draw:layer="layout" svg:width="0.271cm" svg:height="0.32cm" svg:x="7.768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5" draw:text-style-name="P8" draw:layer="layout" svg:width="0.271cm" svg:height="0.32cm" svg:x="8.313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5" draw:text-style-name="P8" draw:layer="layout" svg:width="0.353cm" svg:height="0.308cm" svg:x="8.629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5" draw:text-style-name="P8" draw:layer="layout" svg:width="0.271cm" svg:height="0.32cm" svg:x="9.017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5" draw:text-style-name="P8" draw:layer="layout" svg:width="0.235cm" svg:height="0.308cm" svg:x="9.329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5" draw:text-style-name="P8" draw:layer="layout" svg:width="0.321cm" svg:height="0.46cm" svg:x="9.603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5" draw:text-style-name="P8" draw:layer="layout" svg:width="0.343cm" svg:height="0.444cm" svg:x="9.949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5" draw:text-style-name="P8" draw:layer="layout" svg:width="0.437cm" svg:height="0.508cm" svg:x="2.088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5" draw:text-style-name="P8" draw:layer="layout" svg:width="0.163cm" svg:height="0.7cm" svg:x="2.62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5" draw:text-style-name="P8" draw:layer="layout" svg:width="0.517cm" svg:height="0.5cm" svg:x="2.858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5" draw:text-style-name="P8" draw:layer="layout" svg:width="0.331cm" svg:height="0.46cm" svg:x="3.43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3.842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5" draw:text-style-name="P8" draw:layer="layout" svg:width="0.349cm" svg:height="0.316cm" svg:x="4.066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5" draw:text-style-name="P8" draw:layer="layout" svg:width="0.163cm" svg:height="0.7cm" svg:x="4.488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5" draw:text-style-name="P8" draw:layer="layout" svg:width="0.161cm" svg:height="0.7cm" svg:x="4.762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5" draw:text-style-name="P8" draw:layer="layout" svg:width="0.187cm" svg:height="0.041cm" svg:x="5.236cm" svg:y="6.679cm" svg:viewBox="0 0 188 42" svg:d="M0 0c63 0 125 0 188 0 0 14 0 28 0 42-63 0-125 0-188 0 0-14 0-28 0-42z">
            <text:p/>
          </draw:path>
          <draw:path draw:style-name="gr5" draw:text-style-name="P8" draw:layer="layout" svg:width="0.151cm" svg:height="0.466cm" svg:x="5.719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5" draw:text-style-name="P8" draw:layer="layout" svg:width="0.351cm" svg:height="0.309cm" svg:x="5.915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19cm" svg:height="0.436cm" svg:x="6.277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5" draw:text-style-name="P8" draw:layer="layout" svg:width="0.271cm" svg:height="0.32cm" svg:x="6.555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6.869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27cm" svg:height="0.492cm" svg:x="7.147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5" draw:text-style-name="P8" draw:layer="layout" svg:width="0.315cm" svg:height="0.32cm" svg:x="7.369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5" draw:text-style-name="P8" draw:layer="layout" svg:width="0.267cm" svg:height="0.32cm" svg:x="7.713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5" draw:text-style-name="P8" draw:layer="layout" svg:width="0.149cm" svg:height="0.466cm" svg:x="8.025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5" draw:text-style-name="P8" draw:layer="layout" svg:width="0.317cm" svg:height="0.32cm" svg:x="8.227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5" draw:text-style-name="P8" draw:layer="layout" svg:width="0.155cm" svg:height="0.484cm" svg:x="8.573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5" draw:text-style-name="P8" draw:layer="layout" svg:width="0.227cm" svg:height="0.492cm" svg:x="9.001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5" draw:text-style-name="P8" draw:layer="layout" svg:width="0.235cm" svg:height="0.309cm" svg:x="9.213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9.489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5" draw:text-style-name="P8" draw:layer="layout" svg:width="0.271cm" svg:height="0.32cm" svg:x="9.801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5" draw:text-style-name="P8" draw:layer="layout" svg:width="0.271cm" svg:height="0.32cm" svg:x="10.347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5" draw:text-style-name="P8" draw:layer="layout" svg:width="0.351cm" svg:height="0.309cm" svg:x="10.66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69cm" svg:height="0.32cm" svg:x="11.051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11.363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2cm" svg:x="11.637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5" draw:text-style-name="P8" draw:layer="layout" svg:width="0.343cm" svg:height="0.444cm" svg:x="11.983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5" draw:text-style-name="P8" draw:layer="layout" svg:width="0.467cm" svg:height="0.163cm" svg:x="12.574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43cm" svg:height="0.316cm" svg:x="13.4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5" draw:text-style-name="P8" draw:layer="layout" svg:width="0.405cm" svg:height="0.027cm" svg:x="13.36cm" svg:y="6.663cm" svg:viewBox="0 0 406 28" svg:d="M0 0c135 0 271 0 406 0 0 9 0 19 0 28-135 0-271 0-406 0 0-9 0-19 0-28z">
            <text:p/>
          </draw:path>
          <draw:path draw:style-name="gr5" draw:text-style-name="P8" draw:layer="layout" svg:width="0.281cm" svg:height="0.466cm" svg:x="13.42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5" draw:text-style-name="P8" draw:layer="layout" svg:width="0.027cm" svg:height="0.7cm" svg:x="13.934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517cm" svg:height="0.5cm" svg:x="14.078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5" draw:text-style-name="P8" draw:layer="layout" svg:width="0.331cm" svg:height="0.46cm" svg:x="14.652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5" draw:text-style-name="P8" draw:layer="layout" svg:width="0.027cm" svg:height="0.7cm" svg:x="15.078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217cm" svg:height="0.326cm" svg:x="15.22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5" draw:text-style-name="P8" draw:layer="layout" svg:width="0.309cm" svg:height="0.507cm" svg:x="2.532cm" svg:y="10.795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5" draw:text-style-name="P8" draw:layer="layout" svg:width="0.353cm" svg:height="0.316cm" svg:x="2.904cm" svg:y="10.97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5" draw:text-style-name="P8" draw:layer="layout" svg:width="0.235cm" svg:height="0.308cm" svg:x="3.292cm" svg:y="10.97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5" draw:text-style-name="P8" draw:layer="layout" svg:width="0.225cm" svg:height="0.491cm" svg:x="3.572cm" svg:y="10.795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5" draw:text-style-name="P8" draw:layer="layout" svg:width="0.317cm" svg:height="0.32cm" svg:x="3.791cm" svg:y="10.974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5" draw:text-style-name="P8" draw:layer="layout" svg:width="0.267cm" svg:height="0.32cm" svg:x="4.137cm" svg:y="10.974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5" draw:text-style-name="P8" draw:layer="layout" svg:width="0.271cm" svg:height="0.32cm" svg:x="4.445cm" svg:y="10.974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5" draw:text-style-name="P8" draw:layer="layout" svg:width="0.455cm" svg:height="0.471cm" svg:x="4.997cm" svg:y="10.815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5" draw:text-style-name="P8" draw:layer="layout" svg:width="0.271cm" svg:height="0.32cm" svg:x="5.441cm" svg:y="10.974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8cm" svg:x="5.755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5" draw:text-style-name="P8" draw:layer="layout" svg:width="0.229cm" svg:height="0.32cm" svg:x="6.146cm" svg:y="10.974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5" draw:text-style-name="P8" draw:layer="layout" svg:width="0.151cm" svg:height="0.465cm" svg:x="6.422cm" svg:y="10.821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5" draw:text-style-name="P8" draw:layer="layout" svg:width="0.311cm" svg:height="0.32cm" svg:x="6.614cm" svg:y="10.974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5" draw:text-style-name="P8" draw:layer="layout" svg:width="0.353cm" svg:height="0.308cm" svg:x="6.968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$$§svg§600§TRUE§</svg:desc>
          <draw:path draw:style-name="gr5" draw:text-style-name="P8" draw:layer="layout" svg:width="0.371cm" svg:height="0.309cm" svg:x="7.982cm" svg:y="10.855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<text:p/>
          </draw:path>
          <draw:path draw:style-name="gr5" draw:text-style-name="P8" draw:layer="layout" svg:width="0.465cm" svg:height="0.163cm" svg:x="8.618cm" svg:y="10.90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623cm" svg:height="1.557cm" svg:x="9.357cm" svg:y="10.204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<text:p/>
          </draw:path>
          <draw:path draw:style-name="gr5" draw:text-style-name="P8" draw:layer="layout" svg:width="0.483cm" svg:height="0.221cm" svg:x="10.059cm" svg:y="10.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<text:p/>
          </draw:path>
          <draw:path draw:style-name="gr5" draw:text-style-name="P8" draw:layer="layout" svg:width="0.333cm" svg:height="0.023cm" svg:x="9.761cm" svg:y="11.662cm" svg:viewBox="0 0 334 24" svg:d="M314 24c8 0 20 0 20-12s-12-12-20-12c-98 0-196 0-294 0-8 0-20 0-20 12s12 12 20 12c98 0 196 0 294 0z">
            <text:p/>
          </draw:path>
          <draw:path draw:style-name="gr5" draw:text-style-name="P8" draw:layer="layout" svg:width="0.483cm" svg:height="0.221cm" svg:x="10.185cm" svg:y="11.58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<text:p/>
          </draw:path>
          <draw:path draw:style-name="gr5" draw:text-style-name="P8" draw:layer="layout" svg:width="0.345cm" svg:height="0.317cm" svg:x="10.983cm" svg:y="10.374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<text:p/>
          </draw:path>
          <draw:path draw:style-name="gr5" draw:text-style-name="P8" draw:layer="layout" svg:width="0.403cm" svg:height="0.027cm" svg:x="10.945cm" svg:y="10.969cm" svg:viewBox="0 0 404 28" svg:d="M0 0c135 0 269 0 404 0 0 9 0 19 0 28-135 0-269 0-404 0 0-9 0-19 0-28z">
            <text:p/>
          </draw:path>
          <draw:path draw:style-name="gr5" draw:text-style-name="P8" draw:layer="layout" svg:width="0.279cm" svg:height="0.464cm" svg:x="11.007cm" svg:y="11.173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<text:p/>
          </draw:path>
          <draw:path draw:style-name="gr5" draw:text-style-name="P8" draw:layer="layout" svg:width="0.027cm" svg:height="0.7cm" svg:x="11.517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519cm" svg:height="0.5cm" svg:x="11.661cm" svg:y="10.679cm" svg:viewBox="0 0 520 501" svg:d="M516 14c2-2 4-6 4-8 0-6-2-6-18-6-161 0-323 0-484 0-16 0-18 0-18 6 0 2 2 6 4 8 79 158 159 316 238 473 4 10 6 14 18 14s14-4 18-14c79-157 158-315 238-473zM88 50c129 0 257 0 386 0-64 128-128 257-192 385-65-128-129-257-194-385z">
            <text:p/>
          </draw:path>
          <draw:path draw:style-name="gr5" draw:text-style-name="P8" draw:layer="layout" svg:width="0.331cm" svg:height="0.46cm" svg:x="12.234cm" svg:y="10.847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<text:p/>
          </draw:path>
          <draw:path draw:style-name="gr5" draw:text-style-name="P8" draw:layer="layout" svg:width="0.027cm" svg:height="0.7cm" svg:x="12.66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217cm" svg:height="0.327cm" svg:x="12.802cm" svg:y="10.542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<text:p/>
          </draw:path>
        </draw:g>
        <draw:g>
          <svg:title>TexMaths</svg:title>
          <svg:desc>20§latex§F_\alpha = \kappa \rho \mathbf{\nabla_{\alpha} \rho}§svg§600§TRUE§</svg:desc>
          <draw:path draw:style-name="gr5" draw:text-style-name="P8" draw:layer="layout" svg:width="0.403cm" svg:height="0.473cm" svg:x="12.634cm" svg:y="12.782cm" svg:viewBox="0 0 404 474" svg:d="M384 0c-128 0-256 0-384 0 0 7 0 15 0 22 5 0 11 0 16 0 54 0 56 8 56 32 0 122 0 244 0 367 0 26-2 32-56 32-5 0-11 0-16 0 0 7 0 14 0 21 24-2 78-1 106-1s92-1 118 1c0-7 0-14 0-21-8 0-16 0-24 0-66 0-66-8-66-32 0-58 0-116 0-174 20 0 40 0 60 0 68 0 74 24 74 82 6 0 12 0 18 0 0-61 0-122 0-183-6 0-12 0-18 0 0 57-6 81-74 81-20 0-40 0-60 0 0-59 0-118 0-177 0-24 2-28 34-28 28 0 56 0 84 0 106 0 124 40 134 136 6 0 12 0 18 0-7-53-14-105-20-158z">
            <text:p/>
          </draw:path>
          <draw:path draw:style-name="gr5" draw:text-style-name="P8" draw:layer="layout" svg:width="0.301cm" svg:height="0.218cm" svg:x="13.1cm" svg:y="13.147cm" svg:viewBox="0 0 302 219" svg:d="M238 146c44-46 64-112 64-116 0-8-6-8-10-8-6 0-6 2-10 14-8 32-24 62-46 88 0-8 0-40-2-44-8-50-44-80-94-80-72 0-140 66-140 136 0 43 32 83 90 83 44 0 86-20 112-42 12 36 38 42 52 42 28 0 46-24 46-34 0-6-6-6-8-6-6 0-8 2-8 6-8 18-22 20-28 20-8 0-16 0-18-59zM200 163c-48 38-90 42-110 42-32 0-50-20-50-53 0-14 6-68 32-102 22-28 50-36 68-36 40 0 50 36 54 68 4 20 2 56 6 81z">
            <text:p/>
          </draw:path>
          <draw:path draw:style-name="gr5" draw:text-style-name="P8" draw:layer="layout" svg:width="0.465cm" svg:height="0.162cm" svg:x="13.703cm" svg:y="13.001cm" svg:viewBox="0 0 466 163" svg:d="M442 28c12 0 24 0 24-14s-12-14-22-14c-141 0-281 0-422 0-10 0-22 0-22 14s12 14 24 14c139 0 279 0 418 0zM444 163c10 0 22 0 22-13 0-14-12-14-24-14-139 0-279 0-418 0-12 0-24 0-24 14 0 13 12 13 22 13 141 0 281 0 422 0z">
            <text:p/>
          </draw:path>
          <draw:path draw:style-name="gr5" draw:text-style-name="P8" draw:layer="layout" svg:width="0.345cm" svg:height="0.316cm" svg:x="14.443cm" svg:y="12.947cm" svg:viewBox="0 0 346 317" svg:d="M4 283c-4 10-4 10-4 16 0 12 10 18 20 18 22 0 26-16 32-38 6-26 2-12 32-129 60 2 120 13 120 59 0 4 0 8 0 14-4 12-4 20-4 24 0 42 28 70 64 70 22 0 42-12 56-36 16-30 26-70 26-72 0-6-8-6-10-6-6 0-6 2-10 12-12 48-28 86-60 86-14 0-22-8-22-32 0-12 2-28 4-40 2-6 4-16 4-24 0-63-96-69-136-71 24-12 46-30 64-46 34-28 54-46 82-56-2 2-4 10-4 14 0 8 4 24 26 24 24 0 38-20 38-36 0-8-2-26-28-26-42 0-84 36-114 62-48 40-66 50-90 60 2-8 10-44 14-56 4-18 12-50 12-54 0-12-8-20-20-20-2 0-22 0-28 26-21 86-43 171-64 257z">
            <text:p/>
          </draw:path>
          <draw:path draw:style-name="gr5" draw:text-style-name="P8" draw:layer="layout" svg:width="0.331cm" svg:height="0.46cm" svg:x="14.831cm" svg:y="12.947cm" svg:viewBox="0 0 332 461" svg:d="M2 431c-2 8-2 10-2 12 0 10 8 18 20 18 14 0 22-12 24-14 4-8 26-100 44-176 14 28 38 46 70 46 82 0 174-98 174-201 0-76-48-116-98-116-68 0-142 70-164 156-23 91-45 183-68 275zM158 301c-50 0-60-56-60-62 0-2 2-16 4-26 20-77 28-103 42-131 32-50 66-66 88-66 26 0 48 20 48 68 0 40-20 117-38 151-24 44-58 66-84 66z">
            <text:p/>
          </draw:path>
          <draw:path draw:style-name="gr5" draw:text-style-name="P8" draw:layer="layout" svg:width="0.519cm" svg:height="0.499cm" svg:x="15.205cm" svg:y="12.78cm" svg:viewBox="0 0 520 500" svg:d="M516 16c0-2 4-8 4-10 0-6-2-6-18-6-162 0-323 0-484 0-16 0-18 0-18 6 0 2 2 8 4 10 79 157 157 314 236 470 6 10 8 14 20 14s14-4 18-14c79-156 158-313 238-470zM88 50c129 0 257 0 386 0-65 128-130 256-194 385-64-129-128-257-192-385z">
            <text:p/>
          </draw:path>
          <draw:path draw:style-name="gr5" draw:text-style-name="P8" draw:layer="layout" svg:width="0.301cm" svg:height="0.218cm" svg:x="15.788cm" svg:y="13.147cm" svg:viewBox="0 0 302 219" svg:d="M238 146c46-46 64-112 64-116 0-8-6-8-8-8-8 0-8 2-12 14-8 32-24 62-44 88-2-8-2-40-4-44-6-50-44-80-92-80-74 0-142 66-142 136 0 43 32 83 90 83 44 0 86-20 114-42 10 36 36 42 50 42 28 0 46-24 46-34 0-6-6-6-8-6-6 0-8 2-8 6-8 18-22 20-28 20-8 0-16 0-18-59zM200 163c-48 38-90 42-110 42-32 0-50-20-50-53 0-14 8-68 32-102 24-28 52-36 68-36 40 0 52 36 56 68 2 20 2 56 4 81z">
            <text:p/>
          </draw:path>
          <draw:path draw:style-name="gr5" draw:text-style-name="P8" draw:layer="layout" svg:width="0.331cm" svg:height="0.46cm" svg:x="16.178cm" svg:y="12.947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latex§\text{Force from the Surface Tension}§svg§600§TRUE§</svg:desc>
          <draw:path draw:style-name="gr5" draw:text-style-name="P8" draw:layer="layout" svg:width="0.403cm" svg:height="0.475cm" svg:x="2.513cm" svg:y="12.75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5" draw:text-style-name="P8" draw:layer="layout" svg:width="0.311cm" svg:height="0.321cm" svg:x="2.909cm" svg:y="12.915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5" draw:text-style-name="P8" draw:layer="layout" svg:width="0.235cm" svg:height="0.309cm" svg:x="3.261cm" svg:y="12.91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67cm" svg:height="0.321cm" svg:x="3.539cm" svg:y="12.915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5" draw:text-style-name="P8" draw:layer="layout" svg:width="0.271cm" svg:height="0.321cm" svg:x="3.847cm" svg:y="12.91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5" draw:text-style-name="P8" draw:layer="layout" svg:width="0.227cm" svg:height="0.493cm" svg:x="4.397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5" draw:text-style-name="P8" draw:layer="layout" svg:width="0.235cm" svg:height="0.309cm" svg:x="4.609cm" svg:y="12.91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1cm" svg:x="4.885cm" svg:y="12.915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5" draw:text-style-name="P8" draw:layer="layout" svg:width="0.547cm" svg:height="0.309cm" svg:x="5.239cm" svg:y="12.91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219cm" svg:height="0.437cm" svg:x="6.049cm" svg:y="12.79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5" draw:text-style-name="P8" draw:layer="layout" svg:width="0.353cm" svg:height="0.485cm" svg:x="6.331cm" svg:y="12.74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719cm" svg:y="12.91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5" draw:text-style-name="P8" draw:layer="layout" svg:width="0.311cm" svg:height="0.509cm" svg:x="7.285cm" svg:y="12.73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5" draw:text-style-name="P8" draw:layer="layout" svg:width="0.353cm" svg:height="0.317cm" svg:x="7.659cm" svg:y="12.91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5" draw:text-style-name="P8" draw:layer="layout" svg:width="0.235cm" svg:height="0.309cm" svg:x="8.047cm" svg:y="12.91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27cm" svg:height="0.493cm" svg:x="8.325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5" draw:text-style-name="P8" draw:layer="layout" svg:width="0.315cm" svg:height="0.321cm" svg:x="8.547cm" svg:y="12.91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5" draw:text-style-name="P8" draw:layer="layout" svg:width="0.267cm" svg:height="0.321cm" svg:x="8.893cm" svg:y="12.915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5" draw:text-style-name="P8" draw:layer="layout" svg:width="0.271cm" svg:height="0.321cm" svg:x="9.201cm" svg:y="12.91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5" draw:text-style-name="P8" draw:layer="layout" svg:width="0.455cm" svg:height="0.473cm" svg:x="9.753cm" svg:y="12.75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5" draw:text-style-name="P8" draw:layer="layout" svg:width="0.271cm" svg:height="0.321cm" svg:x="10.197cm" svg:y="12.91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5" draw:text-style-name="P8" draw:layer="layout" svg:width="0.353cm" svg:height="0.309cm" svg:x="10.511cm" svg:y="12.91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5" draw:text-style-name="P8" draw:layer="layout" svg:width="0.229cm" svg:height="0.321cm" svg:x="10.903cm" svg:y="12.91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151cm" svg:height="0.467cm" svg:x="11.179cm" svg:y="12.76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5" draw:text-style-name="P8" draw:layer="layout" svg:width="0.311cm" svg:height="0.321cm" svg:x="11.371cm" svg:y="12.915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5" draw:text-style-name="P8" draw:layer="layout" svg:width="0.353cm" svg:height="0.309cm" svg:x="11.725cm" svg:y="12.91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draw:frame draw:style-name="gr7" draw:text-style-name="P3" draw:layer="layout" svg:width="24.058cm" svg:height="2.372cm" svg:x="1.905cm" svg:y="8.063cm">
          <draw:text-box>
            <text:p><text:span text:style-name="T4">Bulk free energy should accommodate coexistence of two phases, possible for double well potential(Eg. Van der Waal, Carnahan Starling etc.,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10" draw:layer="layout" svg:width="19.679cm" svg:height="1.905cm" svg:x="1.718cm" svg:y="12.567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2" draw:layer="layout" svg:width="27.991cm" svg:height="1.905cm" svg:x="0cm" svg:y="0cm" presentation:class="title" presentation:user-transformed="true">
          <draw:text-box>
            <text:p text:style-name="P11"><text:span text:style-name="T5">Governing Equations</text:span></text:p>
          </draw:text-box>
        </draw:frame>
        <draw:g>
          <svg:title>TexMaths</svg:title>
          <svg:desc>20§latex§\partial_t( \rho u) + \partial_{\beta}( \rho u_{\alpha} u_{\beta} ) = -\partial_{\alpha} p + \partial_{\beta} \sigma_{\alpha \beta} + F_\alpha§svg§600§TRUE§</svg:desc>
          <draw:path draw:style-name="gr5" draw:text-style-name="P8" draw:layer="layout" svg:width="0.369cm" svg:height="0.514cm" svg:x="6.66cm" svg:y="3.9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7.026cm" svg:y="4.2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7.322cm" svg:y="3.9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5" draw:text-style-name="P8" draw:layer="layout" svg:width="0.331cm" svg:height="0.458cm" svg:x="7.548cm" svg:y="4.1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7.91cm" svg:y="4.1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8.332cm" svg:y="3.946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5" draw:text-style-name="P8" draw:layer="layout" svg:width="0.465cm" svg:height="0.464cm" svg:x="8.762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9.452cm" svg:y="3.97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9.821cm" svg:y="4.229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163cm" svg:height="0.697cm" svg:x="10.245cm" svg:y="3.946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0.471cm" svg:y="4.161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5" draw:text-style-name="P8" draw:layer="layout" svg:width="0.361cm" svg:height="0.316cm" svg:x="10.833cm" svg:y="4.1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1.245cm" svg:y="4.3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11.635cm" svg:y="4.161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5" draw:text-style-name="P8" draw:layer="layout" svg:width="0.287cm" svg:height="0.44cm" svg:x="12.041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3cm" svg:height="0.697cm" svg:x="12.437cm" svg:y="3.946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163cm" svg:x="12.905cm" svg:y="4.2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3.665cm" svg:y="4.28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4cm" svg:x="14.183cm" svg:y="3.9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14.557cm" svg:y="4.359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5" draw:text-style-name="P8" draw:layer="layout" svg:width="0.367cm" svg:height="0.444cm" svg:x="14.905cm" svg:y="4.161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5" draw:text-style-name="P8" draw:layer="layout" svg:width="0.467cm" svg:height="0.464cm" svg:x="15.477cm" svg:y="4.064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6.169cm" svg:y="3.97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5" draw:text-style-name="P8" draw:layer="layout" svg:width="0.287cm" svg:height="0.44cm" svg:x="16.536cm" svg:y="4.2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6.918cm" svg:y="4.169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5" draw:text-style-name="P8" draw:layer="layout" svg:width="0.301cm" svg:height="0.22cm" svg:x="17.324cm" svg:y="4.359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682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234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498cm" svg:height="0.474cm" svg:x="18.924cm" svg:y="3.996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5" draw:text-style-name="P8" draw:layer="layout" svg:width="0.301cm" svg:height="0.22cm" svg:x="19.38cm" svg:y="4.359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5" draw:text-style-name="P8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5" draw:text-style-name="P8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5" draw:text-style-name="P8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5" draw:text-style-name="P8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5" draw:text-style-name="P8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5" draw:text-style-name="P8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5" draw:text-style-name="P8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5" draw:text-style-name="P8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5" draw:text-style-name="P8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5" draw:text-style-name="P8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5" draw:text-style-name="P8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8.8cm" svg:y="13.26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9.166cm" svg:y="13.56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9.462cm" svg:y="13.24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9.688cm" svg:y="13.45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0.05cm" svg:y="13.45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0.472cm" svg:y="13.24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0.9cm" svg:y="13.36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1.592cm" svg:y="13.26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1.961cm" svg:y="13.52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2.385cm" svg:y="13.24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2.609cm" svg:y="13.45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2.973cm" svg:y="13.45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3.385cm" svg:y="13.65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3.775cm" svg:y="13.45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4.181cm" svg:y="13.52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4.577cm" svg:y="13.24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5.045cm" svg:y="13.5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5.805cm" svg:y="13.57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6.321cm" svg:y="13.26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6.697cm" svg:y="13.65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7.095cm" svg:y="13.29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7.549cm" svg:y="13.65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907cm" svg:y="13.52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458cm" svg:y="13.36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19.15cm" svg:y="13.26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9.518cm" svg:y="13.52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19.9cm" svg:y="13.46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0.306cm" svg:y="13.65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0.664cm" svg:y="13.52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10" draw:text-style-name="P13" draw:layer="layout" svg:width="5.017cm" svg:height="0.958cm" svg:x="1.847cm" svg:y="2.539cm">
          <draw:text-box>
            <text:p><text:span text:style-name="T4">Continuity:</text:span></text:p>
          </draw:text-box>
        </draw:frame>
        <draw:frame draw:style-name="gr10" draw:text-style-name="P13" draw:layer="layout" svg:width="5.017cm" svg:height="0.958cm" svg:x="1.908cm" svg:y="3.766cm">
          <draw:text-box>
            <text:p><text:span text:style-name="T4">Momentum:</text:span></text:p>
          </draw:text-box>
        </draw:frame>
        <draw:frame draw:style-name="gr11" draw:text-style-name="P13" draw:layer="layout" svg:width="5.713cm" svg:height="3.446cm" svg:x="2.184cm" svg:y="12.954cm">
          <draw:text-box>
            <text:p><text:span text:style-name="T6">Final Momentum Equation:</text:span></text:p>
          </draw:text-box>
        </draw:frame>
        <draw:custom-shape draw:style-name="gr12" draw:text-style-name="P5" draw:layer="layout" svg:width="25.042cm" svg:height="6.855cm" svg:x="1.714cm" svg:y="5.442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4.444cm" svg:height="1.529cm" svg:x="2.125cm" svg:y="5.547cm">
          <draw:text-box>
            <text:p><text:span text:style-name="T6">Force Addition:</text:span></text:p>
          </draw:text-box>
        </draw:frame>
        <draw:g>
          <svg:title>TexMaths</svg:title>
          <svg:desc>20§latex§\partial_{\alpha} p - F_{\alpha}  = \partial_{\alpha}p- \kappa \rho \partial_\alpha \partial_\beta \partial_\beta \rho§svg§600§TRUE§</svg:desc>
          <draw:path draw:style-name="gr5" draw:text-style-name="P8" draw:layer="layout" svg:width="0.369cm" svg:height="0.517cm" svg:x="6.035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6.411cm" svg:y="6.506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5" draw:text-style-name="P8" draw:layer="layout" svg:width="0.365cm" svg:height="0.447cm" svg:x="6.759cm" svg:y="6.3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7.349cm" svg:y="6.428cm" svg:viewBox="0 0 430 28" svg:d="M406 28c10 0 24 0 24-14s-14-14-24-14c-127 0-255 0-382 0-12 0-24 0-24 14s12 14 24 14c127 0 255 0 382 0z">
            <text:p/>
          </draw:path>
          <draw:path draw:style-name="gr5" draw:text-style-name="P8" draw:layer="layout" svg:width="0.497cm" svg:height="0.475cm" svg:x="8.021cm" svg:y="6.14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5" draw:text-style-name="P8" draw:layer="layout" svg:width="0.301cm" svg:height="0.221cm" svg:x="8.477cm" svg:y="6.506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5" draw:text-style-name="P8" draw:layer="layout" svg:width="0.467cm" svg:height="0.163cm" svg:x="9.081cm" svg:y="6.3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69cm" svg:height="0.517cm" svg:x="9.811cm" svg:y="6.114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5" draw:text-style-name="P8" draw:layer="layout" svg:width="0.301cm" svg:height="0.221cm" svg:x="10.187cm" svg:y="6.506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5" draw:text-style-name="P8" draw:layer="layout" svg:width="0.365cm" svg:height="0.447cm" svg:x="10.535cm" svg:y="6.306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11.125cm" svg:y="6.42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7cm" svg:x="11.809cm" svg:y="6.306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5" draw:text-style-name="P8" draw:layer="layout" svg:width="0.331cm" svg:height="0.461cm" svg:x="12.195cm" svg:y="6.306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5" draw:text-style-name="P8" draw:layer="layout" svg:width="0.369cm" svg:height="0.517cm" svg:x="12.565cm" svg:y="6.114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12.941cm" svg:y="6.506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5" draw:text-style-name="P8" draw:layer="layout" svg:width="0.369cm" svg:height="0.517cm" svg:x="13.339cm" svg:y="6.114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5" draw:text-style-name="P8" draw:layer="layout" svg:width="0.285cm" svg:height="0.441cm" svg:x="13.709cm" svg:y="6.376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5" draw:text-style-name="P8" draw:layer="layout" svg:width="0.369cm" svg:height="0.517cm" svg:x="14.091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287cm" svg:height="0.441cm" svg:x="14.461cm" svg:y="6.376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5" draw:text-style-name="P8" draw:layer="layout" svg:width="0.331cm" svg:height="0.461cm" svg:x="14.837cm" svg:y="6.306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latex§= \partial_{\alpha} p - \kappa \partial_{\alpha} ( \rho \partial_{\beta} \partial_{\beta}  \rho) + \kappa (\partial_{\alpha} \rho) \partial_{\beta} \partial_{\beta} \rho§svg§600§TRUE§</svg:desc>
          <draw:path draw:style-name="gr5" draw:text-style-name="P8" draw:layer="layout" svg:width="0.467cm" svg:height="0.163cm" svg:x="9.092cm" svg:y="7.4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4cm" svg:x="9.862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301cm" svg:height="0.22cm" svg:x="10.238cm" svg:y="7.625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4-30 52-38 68-38 40 0 50 38 54 68 4 22 2 56 6 82z">
            <text:p/>
          </draw:path>
          <draw:path draw:style-name="gr5" draw:text-style-name="P8" draw:layer="layout" svg:width="0.367cm" svg:height="0.444cm" svg:x="10.584cm" svg:y="7.427cm" svg:viewBox="0 0 368 445" svg:d="M54 393c-4 24-6 30-38 30-8 0-16 0-16 12 0 6 4 10 10 10 18 0 40-2 58-2 24 0 48 2 70 2 4 0 14 0 14-14 0-8-8-8-18-8-34 0-34-6-34-12 0-8 28-122 34-140 8 20 28 46 64 46 82 0 170-104 170-205 0-66-40-112-94-112-36 0-68 26-92 52-8-38-38-52-64-52-32 0-44 28-52 40-12 24-22 66-22 68 0 6 8 6 10 6 6 0 8 0 12-16 12-48 26-82 50-82 12 0 22 6 22 32 0 16-2 24-4 36-27 103-53 206-80 309zM178 92c6-20 24-40 36-50 26-22 46-26 58-26 28 0 44 25 44 66s-22 121-34 147c-24 48-58 72-84 72-46 0-56-58-56-62 0-2 0-4 2-12 11-45 23-90 34-135z">
            <text:p/>
          </draw:path>
          <draw:path draw:style-name="gr5" draw:text-style-name="P8" draw:layer="layout" svg:width="0.427cm" svg:height="0.027cm" svg:x="11.176cm" svg:y="7.54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58cm" svg:y="7.427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5" draw:text-style-name="P8" draw:layer="layout" svg:width="0.369cm" svg:height="0.514cm" svg:x="12.251cm" svg:y="7.236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2.627cm" svg:y="7.625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5" draw:text-style-name="P8" draw:layer="layout" svg:width="0.163cm" svg:height="0.697cm" svg:x="13.067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31cm" svg:height="0.458cm" svg:x="13.291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367cm" svg:height="0.514cm" svg:x="13.663cm" svg:y="7.236cm" svg:viewBox="0 0 368 515" svg:d="M296 263c-6-44-36-81-90-81-42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4.031cm" svg:y="7.495cm" svg:viewBox="0 0 288 441" svg:d="M288 70c0-44-38-70-80-70-68 0-118 78-130 126-26 103-52 206-78 309 0 4 4 6 8 6s8 0 8-4c11-43 23-87 34-130 10 22 34 42 74 42 68 0 146-48 146-124 0-28-14-57-38-73 24-16 56-44 56-82zM190 152c-8 0-10 2-24 2-8 0-20 0-24-2 6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369cm" svg:height="0.514cm" svg:x="14.415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287cm" svg:height="0.44cm" svg:x="14.783cm" svg:y="7.495cm" svg:viewBox="0 0 288 441" svg:d="M288 70c0-44-38-70-80-70-68 0-118 78-130 126-26 103-52 206-78 309 0 4 4 6 8 6s8 0 8-4c11-43 23-87 34-130 10 22 34 42 74 42 68 0 146-48 146-124 0-28-14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31cm" svg:height="0.458cm" svg:x="15.159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1cm" svg:height="0.697cm" svg:x="15.543cm" svg:y="7.21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7cm" svg:height="0.464cm" svg:x="15.971cm" svg:y="7.33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45cm" svg:height="0.316cm" svg:x="16.673cm" svg:y="7.427cm" svg:viewBox="0 0 346 317" svg:d="M2 281c-2 10-2 12-2 16 0 12 10 20 20 20 22 0 26-18 32-40 6-26 2-12 32-129 60 2 120 14 120 59 0 4 0 8 0 16-4 10-4 18-4 24 0 42 28 70 64 70 22 0 42-14 56-38 16-28 17-46 26-70 0-8-8-8-10-8-6 0-6 4-10 12-12 50-28 88-60 88-14 0-22-10-22-34 0-10 2-28 4-40 2-6 4-14 4-22 0-65-96-69-136-71 24-12 46-32 64-48 34-28 54-44 82-56-2 4-4 12-4 16 0 8 4 24 26 24 24 0 38-20 38-38 0-6-2-24-28-24-42 0-84 34-114 60-48 42-66 52-90 60 2-8 10-42 14-54 4-18 12-52 12-56 0-10-8-18-20-18-2 0-22 0-28 26-22 85-44 170-66 255z">
            <text:p/>
          </draw:path>
          <draw:path draw:style-name="gr5" draw:text-style-name="P8" draw:layer="layout" svg:width="0.163cm" svg:height="0.697cm" svg:x="17.109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69cm" svg:height="0.514cm" svg:x="17.341cm" svg:y="7.236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301cm" svg:height="0.22cm" svg:x="17.716cm" svg:y="7.625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31cm" svg:height="0.458cm" svg:x="18.106cm" svg:y="7.427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3cm" svg:height="0.697cm" svg:x="18.488cm" svg:y="7.212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369cm" svg:height="0.514cm" svg:x="18.75cm" svg:y="7.236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5" draw:text-style-name="P8" draw:layer="layout" svg:width="0.285cm" svg:height="0.44cm" svg:x="19.12cm" svg:y="7.495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4 82-8-4-18-6-46-6-16 0-42 0-42 18 0 12 16 14 42 14 16 0 30-2 46-6 14 10 22 30 22 51 0 70-48 124-108 124-38 0-66-24-66-62 0-6 2-10 2-14 11-44 22-87 32-131 12-46 56-116 114-116 28 0 48 16 48 46z">
            <text:p/>
          </draw:path>
          <draw:path draw:style-name="gr5" draw:text-style-name="P8" draw:layer="layout" svg:width="0.369cm" svg:height="0.514cm" svg:x="19.502cm" svg:y="7.23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9.872cm" svg:y="7.495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5" draw:text-style-name="P8" draw:layer="layout" svg:width="0.331cm" svg:height="0.458cm" svg:x="20.248cm" svg:y="7.427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5" draw:text-style-name="P8" draw:layer="layout" svg:width="0.467cm" svg:height="0.163cm" svg:x="9.111cm" svg:y="8.69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881cm" svg:y="8.453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5" draw:text-style-name="P8" draw:layer="layout" svg:width="0.301cm" svg:height="0.219cm" svg:x="10.257cm" svg:y="8.844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5" draw:text-style-name="P8" draw:layer="layout" svg:width="0.367cm" svg:height="0.444cm" svg:x="10.603cm" svg:y="8.644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5" draw:text-style-name="P8" draw:layer="layout" svg:width="0.427cm" svg:height="0.027cm" svg:x="11.195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7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369cm" svg:height="0.516cm" svg:x="12.271cm" svg:y="8.453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301cm" svg:height="0.219cm" svg:x="12.647cm" svg:y="8.844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5" draw:text-style-name="P8" draw:layer="layout" svg:width="0.161cm" svg:height="0.699cm" svg:x="13.087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31cm" svg:height="0.46cm" svg:x="13.311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367cm" svg:height="0.516cm" svg:x="13.682cm" svg:y="8.453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5" draw:text-style-name="P8" draw:layer="layout" svg:width="0.287cm" svg:height="0.44cm" svg:x="14.05cm" svg:y="8.714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5" draw:text-style-name="P8" draw:layer="layout" svg:width="0.369cm" svg:height="0.516cm" svg:x="14.434cm" svg:y="8.453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5" draw:text-style-name="P8" draw:layer="layout" svg:width="0.287cm" svg:height="0.44cm" svg:x="14.802cm" svg:y="8.714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5" draw:text-style-name="P8" draw:layer="layout" svg:width="0.331cm" svg:height="0.46cm" svg:x="15.178cm" svg:y="8.644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5.56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467cm" svg:height="0.464cm" svg:x="15.99cm" svg:y="8.547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5" draw:text-style-name="P8" draw:layer="layout" svg:width="0.343cm" svg:height="0.316cm" svg:x="16.692cm" svg:y="8.644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7.086cm" svg:y="8.453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17.456cm" svg:y="8.714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5" draw:text-style-name="P8" draw:layer="layout" svg:width="0.181cm" svg:height="0.839cm" svg:x="17.918cm" svg:y="8.359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5" draw:text-style-name="P8" draw:layer="layout" svg:width="0.163cm" svg:height="0.699cm" svg:x="18.202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18.434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5" draw:text-style-name="P8" draw:layer="layout" svg:width="0.301cm" svg:height="0.219cm" svg:x="18.81cm" svg:y="8.844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331cm" svg:height="0.46cm" svg:x="19.2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9.582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161cm" svg:height="0.699cm" svg:x="19.886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69cm" svg:height="0.516cm" svg:x="20.118cm" svg:y="8.453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5" draw:text-style-name="P8" draw:layer="layout" svg:width="0.287cm" svg:height="0.44cm" svg:x="20.486cm" svg:y="8.714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5" draw:text-style-name="P8" draw:layer="layout" svg:width="0.331cm" svg:height="0.46cm" svg:x="20.862cm" svg:y="8.644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1cm" svg:height="0.699cm" svg:x="21.246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181cm" svg:height="0.839cm" svg:x="21.51cm" svg:y="8.359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5" draw:text-style-name="P8" draw:layer="layout" svg:width="0.427cm" svg:height="0.027cm" svg:x="22.016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22.69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163cm" svg:height="0.699cm" svg:x="23.133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23.365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23.735cm" svg:y="8.714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5" draw:text-style-name="P8" draw:layer="layout" svg:width="0.329cm" svg:height="0.46cm" svg:x="24.111cm" svg:y="8.644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5" draw:text-style-name="P8" draw:layer="layout" svg:width="0.161cm" svg:height="0.699cm" svg:x="24.493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369cm" svg:height="0.516cm" svg:x="24.753cm" svg:y="8.453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5" draw:text-style-name="P8" draw:layer="layout" svg:width="0.301cm" svg:height="0.219cm" svg:x="25.129cm" svg:y="8.844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5" draw:text-style-name="P8" draw:layer="layout" svg:width="0.369cm" svg:height="0.516cm" svg:x="25.527cm" svg:y="8.453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287cm" svg:height="0.44cm" svg:x="25.897cm" svg:y="8.714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5" draw:text-style-name="P8" draw:layer="layout" svg:width="0.331cm" svg:height="0.46cm" svg:x="26.273cm" svg:y="8.644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5" draw:text-style-name="P8" draw:layer="layout" svg:width="0.467cm" svg:height="0.163cm" svg:x="9.181cm" svg:y="10.13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951cm" svg:y="9.89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5" draw:text-style-name="P8" draw:layer="layout" svg:width="0.287cm" svg:height="0.44cm" svg:x="10.319cm" svg:y="10.15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5" draw:text-style-name="P8" draw:layer="layout" svg:width="0.159cm" svg:height="1.261cm" svg:x="10.833cm" svg:y="9.585cm" svg:viewBox="0 0 160 1262" svg:d="M0 1262c53 0 107 0 160 0 0-11 0-23 0-34-42 0-84 0-126 0 0-398 0-796 0-1194 42 0 84 0 126 0 0-11 0-23 0-34-53 0-107 0-160 0 0 421 0 841 0 1262z">
            <text:p/>
          </draw:path>
          <draw:path draw:style-name="gr5" draw:text-style-name="P8" draw:layer="layout" svg:width="0.183cm" svg:height="0.838cm" svg:x="11.231cm" svg:y="9.797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5" draw:text-style-name="P8" draw:layer="layout" svg:width="0.367cm" svg:height="0.444cm" svg:x="11.423cm" svg:y="10.082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5" draw:text-style-name="P8" draw:layer="layout" svg:width="0.427cm" svg:height="0.027cm" svg:x="12.015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67cm" svg:height="0.221cm" svg:x="12.779cm" svg:y="9.898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5" draw:text-style-name="P8" draw:layer="layout" svg:width="0.329cm" svg:height="0.027cm" svg:x="12.743cm" svg:y="10.202cm" svg:viewBox="0 0 330 28" svg:d="M164 28c-55 0-109 0-164 0 0-9 0-19 0-28 110 0 220 0 330 0 0 9 0 19 0 28-55 0-111 0-166 0z">
            <text:p/>
          </draw:path>
          <draw:path draw:style-name="gr5" draw:text-style-name="P8" draw:layer="layout" svg:width="0.215cm" svg:height="0.325cm" svg:x="12.799cm" svg:y="10.308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5" draw:text-style-name="P8" draw:layer="layout" svg:width="0.163cm" svg:height="0.7cm" svg:x="13.224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13.456cm" svg:y="9.89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283cm" svg:height="0.321cm" svg:x="13.818cm" svg:y="10.28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5" draw:text-style-name="P8" draw:layer="layout" svg:width="0.331cm" svg:height="0.46cm" svg:x="14.184cm" svg:y="10.082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163cm" svg:height="0.7cm" svg:x="14.566cm" svg:y="9.867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5" draw:text-style-name="P8" draw:layer="layout" svg:width="0.217cm" svg:height="0.327cm" svg:x="14.83cm" svg:y="9.811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5" draw:text-style-name="P8" draw:layer="layout" svg:width="0.427cm" svg:height="0.027cm" svg:x="15.33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7cm" svg:x="16.012cm" svg:y="10.082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5" draw:text-style-name="P8" draw:layer="layout" svg:width="0.331cm" svg:height="0.46cm" svg:x="16.4cm" svg:y="10.082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369cm" svg:height="0.516cm" svg:x="16.77cm" svg:y="9.89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5" draw:text-style-name="P8" draw:layer="layout" svg:width="0.283cm" svg:height="0.321cm" svg:x="17.132cm" svg:y="10.28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5" draw:text-style-name="P8" draw:layer="layout" svg:width="0.369cm" svg:height="0.516cm" svg:x="17.504cm" svg:y="9.89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5" draw:text-style-name="P8" draw:layer="layout" svg:width="0.283cm" svg:height="0.321cm" svg:x="17.866cm" svg:y="10.28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5" draw:text-style-name="P8" draw:layer="layout" svg:width="0.331cm" svg:height="0.46cm" svg:x="18.23cm" svg:y="10.082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183cm" svg:height="0.838cm" svg:x="18.604cm" svg:y="9.797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5" draw:text-style-name="P8" draw:layer="layout" svg:width="0.287cm" svg:height="0.506cm" svg:x="19.042cm" svg:y="9.892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5" draw:text-style-name="P8" draw:layer="layout" svg:width="0.301cm" svg:height="0.221cm" svg:x="19.356cm" svg:y="10.28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287cm" svg:height="0.44cm" svg:x="19.714cm" svg:y="10.15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5" draw:text-style-name="P8" draw:layer="layout" svg:width="0.467cm" svg:height="0.466cm" svg:x="20.264cm" svg:y="9.98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45cm" svg:height="0.317cm" svg:x="20.965cm" svg:y="10.082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5" draw:text-style-name="P8" draw:layer="layout" svg:width="0.163cm" svg:height="0.7cm" svg:x="21.401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21.633cm" svg:y="9.89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301cm" svg:height="0.221cm" svg:x="22.009cm" svg:y="10.28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5" draw:text-style-name="P8" draw:layer="layout" svg:width="0.331cm" svg:height="0.46cm" svg:x="22.401cm" svg:y="10.082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161cm" svg:height="0.7cm" svg:x="22.783cm" svg:y="9.867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5" draw:text-style-name="P8" draw:layer="layout" svg:width="0.163cm" svg:height="0.7cm" svg:x="23.085cm" svg:y="9.867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5" draw:text-style-name="P8" draw:layer="layout" svg:width="0.369cm" svg:height="0.516cm" svg:x="23.317cm" svg:y="9.89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5" draw:text-style-name="P8" draw:layer="layout" svg:width="0.285cm" svg:height="0.44cm" svg:x="23.687cm" svg:y="10.15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5" draw:text-style-name="P8" draw:layer="layout" svg:width="0.331cm" svg:height="0.46cm" svg:x="24.063cm" svg:y="10.082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5" draw:text-style-name="P8" draw:layer="layout" svg:width="0.163cm" svg:height="0.7cm" svg:x="24.445cm" svg:y="9.867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5" draw:text-style-name="P8" draw:layer="layout" svg:width="0.159cm" svg:height="1.261cm" svg:x="24.691cm" svg:y="9.585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\partial_{\alpha} p - F_{\alpha} = \partial_{\beta} P_{\alpha \beta}§svg§600§TRUE§</svg:desc>
          <draw:path draw:style-name="gr5" draw:text-style-name="P8" draw:layer="layout" svg:width="0.369cm" svg:height="0.516cm" svg:x="6.177cm" svg:y="11.234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301cm" svg:height="0.22cm" svg:x="6.553cm" svg:y="11.625cm" svg:viewBox="0 0 302 221" svg:d="M238 146c46-46 64-112 64-116 0-6-6-6-8-6-8 0-8 0-10 12-10 32-26 62-46 88 0-6-2-40-2-44-8-48-46-80-94-80-72 0-142 66-142 136 0 44 32 85 90 85 46 0 86-22 114-41 10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365cm" svg:height="0.446cm" svg:x="6.901cm" svg:y="11.425cm" svg:viewBox="0 0 366 447" svg:d="M54 395c-6 24-8 30-38 30-8 0-16 0-16 12 0 6 2 10 8 10 20 0 40-2 60-2 22 0 46 2 70 2 2 0 12 0 12-14 0-8-8-8-18-8-34 0-34-6-34-12 0-8 30-122 34-140 10 20 30 44 64 44 82 0 170-102 170-203 0-66-40-114-94-114-34 0-68 26-92 54-6-38-36-54-62-54-32 0-46 28-52 40-14 24-22 66-22 68 0 8 6 8 8 8 8 0 8 0 12-16 12-50 26-84 52-84 12 0 22 6 22 32 0 16-2 24-6 36-26 104-52 207-78 311zM178 92c4-18 24-38 36-50 24-20 44-26 56-26 28 0 46 24 46 66s-24 121-36 147c-24 50-58 74-84 74-46 0-56-58-56-64 1-3 0-2 2-10 12-45 24-91 36-137z">
            <text:p/>
          </draw:path>
          <draw:path draw:style-name="gr5" draw:text-style-name="P8" draw:layer="layout" svg:width="0.429cm" svg:height="0.027cm" svg:x="7.491cm" svg:y="11.54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497cm" svg:height="0.474cm" svg:x="8.162cm" svg:y="11.26cm" svg:viewBox="0 0 498 475" svg:d="M186 247c23 0 45 0 68 0 52 0 58 12 58 32 0 6 0 14-6 34 0 4-1 5-2 8 0 6 4 8 10 8s6-2 10-14c13-50 25-101 38-151 2-8 2-10 2-12-3-3-1-8-8-8s-8 4-10 16c-16 53-32 67-92 67-21 0-43 0-64 0 15-59 31-119 46-179 6-24 6-26 38-26 31 0 61 0 92 0 88 0 104 22 104 76 0 16 0 20-2 38-2 10-2 12-2 14s2 8 8 8c8 0 8-4 10-18 4-41 9-81 14-122 2-18-2-18-18-18-115 0-231 0-346 0-14 0-20 0-20 14 0 8 6 8 20 8 26 0 44 0 44 12 0 2 0 4-2 16-31 124-63 247-94 371-6 28-8 34-64 34-12 0-18 0-18 12 0 8 8 8 10 8 20 0 72-2 92-2 24 0 82 2 106 2 6 0 14 0 14-12 0-6-3-6-4-8-2 0-4 0-20 0s-20 0-36-2c-20-2-24-6-24-14 0-2 0-6 4-16 15-59 29-117 44-176z">
            <text:p/>
          </draw:path>
          <draw:path draw:style-name="gr5" draw:text-style-name="P8" draw:layer="layout" svg:width="0.301cm" svg:height="0.22cm" svg:x="8.616cm" svg:y="11.625cm" svg:viewBox="0 0 302 221" svg:d="M240 146c44-46 62-112 62-116 0-6-6-6-8-6-6 0-6 0-10 12-8 32-26 62-46 88 0-6-2-40-2-44-8-48-44-80-94-80-72 0-142 66-142 136 0 44 34 85 90 85 46 0 86-22 114-41 12 35 36 41 52 41 28 0 46-24 46-35 0-6-6-6-8-6-6 0-8 2-8 6-8 17-24 21-28 21-8 0-16 0-18-61zM200 164c-48 37-90 43-108 43-32 0-50-21-50-55 0-14 6-66 32-100 22-30 50-38 68-38 40 0 50 38 54 68 4 20 2 56 4 82z">
            <text:p/>
          </draw:path>
          <draw:path draw:style-name="gr5" draw:text-style-name="P8" draw:layer="layout" svg:width="0.465cm" svg:height="0.163cm" svg:x="9.222cm" svg:y="11.47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9.952cm" svg:y="11.234cm" svg:viewBox="0 0 370 517" svg:d="M296 265c-6-44-34-83-90-83-42 0-88 11-144 65-58 58-62 124-62 146 0 44 30 124 130 124 166 0 240-236 240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5" draw:text-style-name="P8" draw:layer="layout" svg:width="0.287cm" svg:height="0.44cm" svg:x="10.32cm" svg:y="11.495cm" svg:viewBox="0 0 288 441" svg:d="M288 68c0-44-38-68-80-68-68 0-118 76-130 126-26 103-52 206-78 309 0 4 4 6 8 6s8 0 10-4c11-44 21-88 32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5" draw:text-style-name="P8" draw:layer="layout" svg:width="0.501cm" svg:height="0.476cm" svg:x="10.703cm" svg:y="11.258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6-26 38-26 22 0 44 0 66 0 58 0 96 18 96 66 0 28-14 88-42 113-34 32-76 36-108 36-33 0-65 0-98 0 16-63 32-126 48-189z">
            <text:p/>
          </draw:path>
          <draw:path draw:style-name="gr5" draw:text-style-name="P8" draw:layer="layout" svg:width="0.301cm" svg:height="0.22cm" svg:x="11.157cm" svg:y="11.625cm" svg:viewBox="0 0 302 221" svg:d="M238 146c46-46 64-112 64-116 0-6-6-6-8-6-8 0-8 0-12 12-8 32-24 62-46 88 0-6 0-40-2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5" draw:text-style-name="P8" draw:layer="layout" svg:width="0.287cm" svg:height="0.44cm" svg:x="11.515cm" svg:y="11.495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4 14 40 14 16 0 32-4 46-8 16 10 24 31 24 51 0 72-50 124-110 124-38 0-64-22-64-60 0-6 0-10 2-16 11-43 21-86 32-129 12-46 54-116 112-116 28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5" draw:text-style-name="P8" draw:layer="layout" svg:width="0.411cm" svg:height="0.478cm" svg:x="12.739cm" svg:y="11.273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5" draw:text-style-name="P8" draw:layer="layout" svg:width="0.301cm" svg:height="0.22cm" svg:x="13.223cm" svg:y="11.64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5" draw:text-style-name="P8" draw:layer="layout" svg:width="0.287cm" svg:height="0.44cm" svg:x="13.581cm" svg:y="11.51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5" draw:text-style-name="P8" draw:layer="layout" svg:width="0.623cm" svg:height="0.364cm" svg:x="14.169cm" svg:y="11.393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5" draw:text-style-name="P8" draw:layer="layout" svg:width="0.493cm" svg:height="0.478cm" svg:x="15.286cm" svg:y="11.273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5" draw:text-style-name="P8" draw:layer="layout" svg:width="0.311cm" svg:height="0.32cm" svg:x="15.828cm" svg:y="11.436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5" draw:text-style-name="P8" draw:layer="layout" svg:width="0.235cm" svg:height="0.308cm" svg:x="16.18cm" svg:y="11.442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5" draw:text-style-name="P8" draw:layer="layout" svg:width="0.219cm" svg:height="0.436cm" svg:x="16.448cm" svg:y="11.321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5" draw:text-style-name="P8" draw:layer="layout" svg:width="0.271cm" svg:height="0.32cm" svg:x="16.728cm" svg:y="11.436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5" draw:text-style-name="P8" draw:layer="layout" svg:width="0.481cm" svg:height="0.308cm" svg:x="17.034cm" svg:y="11.448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5" draw:text-style-name="P8" draw:layer="layout" svg:width="0.271cm" svg:height="0.32cm" svg:x="17.528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319cm" svg:height="0.46cm" svg:x="17.842cm" svg:y="11.434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5" draw:text-style-name="P8" draw:layer="layout" svg:width="0.083cm" svg:height="0.208cm" svg:x="18.234cm" svg:y="11.265cm" svg:viewBox="0 0 84 209" svg:d="M84 74c0-42-18-74-48-74-24 0-36 20-36 38s12 36 36 36c14 0 24-6 28-10 2-2 1-2 2-2 2 0 2 10 2 12 0 22-4 72-50 115-8 8-8 10-8 12 0 6 4 8 8 8 8 0 66-53 66-135z">
            <text:p/>
          </draw:path>
          <draw:path draw:style-name="gr5" draw:text-style-name="P8" draw:layer="layout" svg:width="0.227cm" svg:height="0.32cm" svg:x="18.392cm" svg:y="11.436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5" draw:text-style-name="P8" draw:layer="layout" svg:width="0.229cm" svg:height="0.32cm" svg:x="18.901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19cm" svg:height="0.436cm" svg:x="19.169cm" svg:y="11.321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5" draw:text-style-name="P8" draw:layer="layout" svg:width="0.235cm" svg:height="0.308cm" svg:x="19.449cm" svg:y="11.442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5" draw:text-style-name="P8" draw:layer="layout" svg:width="0.271cm" svg:height="0.32cm" svg:x="19.723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229cm" svg:height="0.32cm" svg:x="20.039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29cm" svg:height="0.32cm" svg:x="20.317cm" svg:y="11.436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5" draw:layer="layout" svg:width="20.32cm" svg:height="1.441cm" svg:x="2.105cm" svg:y="2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5" draw:layer="layout" svg:width="27.991cm" svg:height="1.905cm" svg:x="0cm" svg:y="0cm" presentation:class="title" presentation:user-transformed="true">
          <draw:text-box>
            <text:p text:style-name="P14"><text:span text:style-name="T2"><text:tab/></text:span><text:span text:style-name="T2">Chemical Potential Formulation</text:span></text:p>
          </draw:text-box>
        </draw:frame>
        <draw:custom-shape draw:style-name="gr15" draw:text-style-name="P5" draw:layer="layout" svg:width="11.43cm" svg:height="1.27cm" svg:x="2.037cm" svg:y="12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8" draw:layer="layout" svg:width="0.433cm" svg:height="0.474cm" svg:x="2.54cm" svg:y="13.179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<text:p/>
        </draw:path>
        <draw:path draw:style-name="gr5" draw:text-style-name="P8" draw:layer="layout" svg:width="0.353cm" svg:height="0.3cm" svg:x="3.002cm" svg:y="13.352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<text:p/>
        </draw:path>
        <draw:path draw:style-name="gr5" draw:text-style-name="P8" draw:layer="layout" svg:width="0.219cm" svg:height="0.436cm" svg:x="3.378cm" svg:y="13.225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<text:p/>
        </draw:path>
        <draw:path draw:style-name="gr5" draw:text-style-name="P8" draw:layer="layout" svg:width="0.271cm" svg:height="0.32cm" svg:x="3.658cm" svg:y="13.34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<text:p/>
        </draw:path>
        <draw:path draw:style-name="gr5" draw:text-style-name="P8" draw:layer="layout" svg:width="0.235cm" svg:height="0.308cm" svg:x="3.9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353cm" svg:height="0.308cm" svg:x="4.248cm" svg:y="13.344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<text:p/>
        </draw:path>
        <draw:path draw:style-name="gr5" draw:text-style-name="P8" draw:layer="layout" svg:width="0.315cm" svg:height="0.32cm" svg:x="4.646cm" svg:y="13.34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<text:p/>
        </draw:path>
        <draw:path draw:style-name="gr5" draw:text-style-name="P8" draw:layer="layout" svg:width="0.155cm" svg:height="0.484cm" svg:x="4.989cm" svg:y="13.169cm" svg:viewBox="0 0 156 485" svg:d="M102 0c-34 3-68 5-102 8 0 7 0 15 0 22 50 0 56 4 56 40 0 121 0 242 0 363 0 30-8 30-56 30 0 7 0 14 0 22 24 0 61-2 78-2s52 2 78 2c0-8 0-15 0-22-46 0-54 0-54-30 0-144 0-289 0-433z">
          <text:p/>
        </draw:path>
        <draw:path draw:style-name="gr5" draw:text-style-name="P8" draw:layer="layout" svg:width="0.405cm" svg:height="0.474cm" svg:x="5.419cm" svg:y="13.179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<text:p/>
        </draw:path>
        <draw:path draw:style-name="gr5" draw:text-style-name="P8" draw:layer="layout" svg:width="0.311cm" svg:height="0.32cm" svg:x="5.815cm" svg:y="13.34cm" svg:viewBox="0 0 312 321" svg:d="M312 164c0-88-70-164-156-164s-156 78-156 164c0 91 74 157 156 157 86 0 156-68 156-157zM156 303c-30 0-60-14-80-46-16-30-16-73-16-97 0-28 0-66 16-96 20-34 52-48 80-48 32 0 62 16 80 46s18 70 18 98c0 24 0 61-16 91-14 32-46 52-82 52z">
          <text:p/>
        </draw:path>
        <draw:path draw:style-name="gr5" draw:text-style-name="P8" draw:layer="layout" svg:width="0.235cm" svg:height="0.308cm" svg:x="6.16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267cm" svg:height="0.32cm" svg:x="6.447cm" svg:y="13.34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<text:p/>
        </draw:path>
        <draw:path draw:style-name="gr5" draw:text-style-name="P8" draw:layer="layout" svg:width="0.271cm" svg:height="0.32cm" svg:x="6.755cm" svg:y="13.34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<text:p/>
        </draw:path>
        <draw:path draw:style-name="gr5" draw:text-style-name="P8" draw:layer="layout" svg:width="0.075cm" svg:height="0.3cm" svg:x="7.107cm" svg:y="13.352cm" svg:viewBox="0 0 76 301" svg:d="M76 38c0-20-18-38-38-38s-38 18-38 38 18 36 38 36 38-16 38-36zM76 265c0-20-18-38-38-38s-38 18-38 38 18 36 38 36 38-16 38-36z">
          <text:p/>
        </draw:path>
        <draw:path draw:style-name="gr5" draw:text-style-name="P8" draw:layer="layout" svg:width="0.403cm" svg:height="0.474cm" svg:x="7.579cm" svg:y="13.179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<text:p/>
        </draw:path>
        <draw:path draw:style-name="gr5" draw:text-style-name="P8" draw:layer="layout" svg:width="0.301cm" svg:height="0.218cm" svg:x="8.045cm" svg:y="13.544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<text:p/>
        </draw:path>
        <draw:path draw:style-name="gr5" draw:text-style-name="P8" draw:layer="layout" svg:width="0.467cm" svg:height="0.163cm" svg:x="8.649cm" svg:y="13.398cm" svg:viewBox="0 0 468 164" svg:d="M444 28c10 0 24 0 24-14s-14-14-24-14c-141 0-281 0-422 0-8 0-22 0-22 14s14 14 24 14c140 0 280 0 420 0zM444 164c10 0 24 0 24-14s-14-14-24-14c-140 0-280 0-420 0-10 0-24 0-24 14s14 14 22 14c141 0 281 0 422 0z">
          <text:p/>
        </draw:path>
        <draw:path draw:style-name="gr5" draw:text-style-name="P8" draw:layer="layout" svg:width="0.429cm" svg:height="0.027cm" svg:x="9.409cm" svg:y="13.466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9.918cm" svg:y="13.344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<text:p/>
        </draw:path>
        <draw:path draw:style-name="gr5" draw:text-style-name="P8" draw:layer="layout" svg:width="0.369cm" svg:height="0.516cm" svg:x="10.288cm" svg:y="13.153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<text:p/>
        </draw:path>
        <draw:path draw:style-name="gr5" draw:text-style-name="P8" draw:layer="layout" svg:width="0.301cm" svg:height="0.218cm" svg:x="10.664cm" svg:y="13.544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<text:p/>
        </draw:path>
        <draw:path draw:style-name="gr5" draw:text-style-name="P8" draw:layer="layout" svg:width="0.381cm" svg:height="0.46cm" svg:x="11.054cm" svg:y="13.344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<text:p/>
        </draw:path>
        <draw:path draw:style-name="gr5" draw:text-style-name="P8" draw:layer="layout" svg:width="0.299cm" svg:height="0.22cm" svg:x="11.48cm" svg:y="13.185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<text:p/>
        </draw:path>
        <draw:path draw:style-name="gr5" draw:text-style-name="P8" draw:layer="layout" svg:width="0.147cm" svg:height="0.328cm" svg:x="11.828cm" svg:y="13.077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<text:p/>
        </draw:path>
        <draw:path draw:style-name="gr5" draw:text-style-name="P8" draw:layer="layout" svg:width="0.251cm" svg:height="0.344cm" svg:x="12.034cm" svg:y="13.061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<text:p/>
        </draw:path>
        <draw:g>
          <draw:custom-shape draw:style-name="gr16" draw:text-style-name="P5" draw:layer="layout" svg:width="13.692cm" svg:height="3.32cm" svg:x="2.025cm" svg:y="4.6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3" draw:layer="layout" svg:width="8.255cm" svg:height="1.665cm" svg:x="2.277cm" svg:y="5.054cm">
            <draw:text-box>
              <text:p><text:span text:style-name="T4">Gibbs-Duhem Relation:</text:span></text:p>
            </draw:text-box>
          </draw:frame>
          <draw:g>
            <svg:title>TexMaths</svg:title>
            <svg:desc>20§latex§\mu \rightarrow \text{Chemical Potential: }§svg§600§TRUE§</svg:desc>
            <draw:path draw:style-name="gr5" draw:text-style-name="P8" draw:layer="layout" svg:width="0.379cm" svg:height="0.46cm" svg:x="2.6cm" svg:y="6.89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  <text:p/>
            </draw:path>
            <draw:path draw:style-name="gr5" draw:text-style-name="P8" draw:layer="layout" svg:width="0.623cm" svg:height="0.364cm" svg:x="3.236cm" svg:y="6.84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  <text:p/>
            </draw:path>
            <draw:path draw:style-name="gr5" draw:text-style-name="P8" draw:layer="layout" svg:width="0.427cm" svg:height="0.508cm" svg:x="4.134cm" svg:y="6.71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  <text:p/>
            </draw:path>
            <draw:path draw:style-name="gr5" draw:text-style-name="P8" draw:layer="layout" svg:width="0.353cm" svg:height="0.484cm" svg:x="4.623cm" svg:y="6.71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  <text:p/>
            </draw:path>
            <draw:path draw:style-name="gr5" draw:text-style-name="P8" draw:layer="layout" svg:width="0.271cm" svg:height="0.32cm" svg:x="5.011cm" svg:y="6.8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  <text:p/>
            </draw:path>
            <draw:path draw:style-name="gr5" draw:text-style-name="P8" draw:layer="layout" svg:width="0.547cm" svg:height="0.308cm" svg:x="5.327cm" svg:y="6.89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  <text:p/>
            </draw:path>
            <draw:path draw:style-name="gr5" draw:text-style-name="P8" draw:layer="layout" svg:width="0.149cm" svg:height="0.466cm" svg:x="5.913cm" svg:y="6.73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  <text:p/>
            </draw:path>
            <draw:path draw:style-name="gr5" draw:text-style-name="P8" draw:layer="layout" svg:width="0.267cm" svg:height="0.32cm" svg:x="6.109cm" svg:y="6.8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  <text:p/>
            </draw:path>
            <draw:path draw:style-name="gr5" draw:text-style-name="P8" draw:layer="layout" svg:width="0.315cm" svg:height="0.32cm" svg:x="6.427cm" svg:y="6.8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  <text:p/>
            </draw:path>
            <draw:path draw:style-name="gr5" draw:text-style-name="P8" draw:layer="layout" svg:width="0.155cm" svg:height="0.484cm" svg:x="6.771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413cm" svg:height="0.476cm" svg:x="7.203cm" svg:y="6.72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  <text:p/>
            </draw:path>
            <draw:path draw:style-name="gr5" draw:text-style-name="P8" draw:layer="layout" svg:width="0.309cm" svg:height="0.32cm" svg:x="7.657cm" svg:y="6.89cm" svg:viewBox="0 0 310 321" svg:d="M310 164c0-90-70-164-154-164-88 0-156 76-156 164 0 89 72 157 154 157 86 0 156-68 156-157zM156 303c-30 0-62-14-80-46s-18-74-18-99c0-26 0-64 16-96 20-32 52-46 80-46 32 0 62 16 80 46s18 70 18 96c0 25 0 63-16 93-14 32-46 52-80 52z">
              <text:p/>
            </draw:path>
            <draw:path draw:style-name="gr5" draw:text-style-name="P8" draw:layer="layout" svg:width="0.219cm" svg:height="0.436cm" svg:x="8.001cm" svg:y="6.77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  <text:p/>
            </draw:path>
            <draw:path draw:style-name="gr5" draw:text-style-name="P8" draw:layer="layout" svg:width="0.271cm" svg:height="0.32cm" svg:x="8.28cm" svg:y="6.8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  <text:p/>
            </draw:path>
            <draw:path draw:style-name="gr5" draw:text-style-name="P8" draw:layer="layout" svg:width="0.351cm" svg:height="0.308cm" svg:x="8.596cm" svg:y="6.89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  <text:p/>
            </draw:path>
            <draw:path draw:style-name="gr5" draw:text-style-name="P8" draw:layer="layout" svg:width="0.219cm" svg:height="0.436cm" svg:x="8.956cm" svg:y="6.77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  <text:p/>
            </draw:path>
            <draw:path draw:style-name="gr5" draw:text-style-name="P8" draw:layer="layout" svg:width="0.149cm" svg:height="0.466cm" svg:x="9.24cm" svg:y="6.73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  <text:p/>
            </draw:path>
            <draw:path draw:style-name="gr5" draw:text-style-name="P8" draw:layer="layout" svg:width="0.315cm" svg:height="0.32cm" svg:x="9.442cm" svg:y="6.8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  <text:p/>
            </draw:path>
            <draw:path draw:style-name="gr5" draw:text-style-name="P8" draw:layer="layout" svg:width="0.155cm" svg:height="0.484cm" svg:x="9.786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073cm" svg:height="0.3cm" svg:x="10.02cm" svg:y="6.902cm" svg:viewBox="0 0 74 301" svg:d="M74 38c0-20-18-38-38-38s-36 18-36 38 16 36 36 36 38-16 38-36zM74 265c0-22-18-38-38-38s-36 17-36 38 16 36 36 36 38-16 38-36z">
              <text:p/>
            </draw:path>
          </draw:g>
          <draw:g>
            <svg:title>TexMaths</svg:title>
            <svg:desc>20§latex§\partial_{\beta} P_{\alpha \beta}= \rho \partial_{\alpha} \mu§svg§600§TRUE§</svg:desc>
            <draw:path draw:style-name="gr5" draw:text-style-name="P8" draw:layer="layout" svg:width="0.369cm" svg:height="0.516cm" svg:x="10.647cm" svg:y="5.23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  <text:p/>
            </draw:path>
            <draw:path draw:style-name="gr5" draw:text-style-name="P8" draw:layer="layout" svg:width="0.285cm" svg:height="0.44cm" svg:x="11.016cm" svg:y="5.49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  <text:p/>
            </draw:path>
            <draw:path draw:style-name="gr5" draw:text-style-name="P8" draw:layer="layout" svg:width="0.501cm" svg:height="0.476cm" svg:x="11.399cm" svg:y="5.25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  <text:p/>
            </draw:path>
            <draw:path draw:style-name="gr5" draw:text-style-name="P8" draw:layer="layout" svg:width="0.301cm" svg:height="0.22cm" svg:x="11.852cm" svg:y="5.62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  <text:p/>
            </draw:path>
            <draw:path draw:style-name="gr5" draw:text-style-name="P8" draw:layer="layout" svg:width="0.285cm" svg:height="0.44cm" svg:x="12.212cm" svg:y="5.49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  <text:p/>
            </draw:path>
            <draw:path draw:style-name="gr5" draw:text-style-name="P8" draw:layer="layout" svg:width="0.467cm" svg:height="0.163cm" svg:x="12.8cm" svg:y="5.47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31cm" svg:height="0.46cm" svg:x="13.524cm" svg:y="5.42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  <text:p/>
            </draw:path>
            <draw:path draw:style-name="gr5" draw:text-style-name="P8" draw:layer="layout" svg:width="0.369cm" svg:height="0.516cm" svg:x="13.894cm" svg:y="5.23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  <text:p/>
            </draw:path>
            <draw:path draw:style-name="gr5" draw:text-style-name="P8" draw:layer="layout" svg:width="0.301cm" svg:height="0.22cm" svg:x="14.269cm" svg:y="5.62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  <text:p/>
            </draw:path>
            <draw:path draw:style-name="gr5" draw:text-style-name="P8" draw:layer="layout" svg:width="0.381cm" svg:height="0.46cm" svg:x="14.659cm" svg:y="5.42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  <text:p/>
            </draw:path>
          </draw:g>
          <draw:g>
            <svg:title>TexMaths</svg:title>
            <svg:desc>20§latex§\mu = \mu^{id} + \mu^{nid}§svg§600§TRUE§</svg:desc>
            <draw:path draw:style-name="gr5" draw:text-style-name="P8" draw:layer="layout" svg:width="0.379cm" svg:height="0.46cm" svg:x="10.511cm" svg:y="6.884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  <text:p/>
            </draw:path>
            <draw:path draw:style-name="gr5" draw:text-style-name="P8" draw:layer="layout" svg:width="0.467cm" svg:height="0.163cm" svg:x="11.147cm" svg:y="6.93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79cm" svg:height="0.46cm" svg:x="11.87cm" svg:y="6.884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  <text:p/>
            </draw:path>
            <draw:path draw:style-name="gr5" draw:text-style-name="P8" draw:layer="layout" svg:width="0.147cm" svg:height="0.328cm" svg:x="12.296cm" svg:y="6.615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  <text:p/>
            </draw:path>
            <draw:path draw:style-name="gr5" draw:text-style-name="P8" draw:layer="layout" svg:width="0.253cm" svg:height="0.344cm" svg:x="12.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  <text:p/>
            </draw:path>
            <draw:path draw:style-name="gr5" draw:text-style-name="P8" draw:layer="layout" svg:width="0.467cm" svg:height="0.466cm" svg:x="12.994cm" svg:y="6.784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  <text:p/>
            </draw:path>
            <draw:path draw:style-name="gr5" draw:text-style-name="P8" draw:layer="layout" svg:width="0.381cm" svg:height="0.46cm" svg:x="13.678cm" svg:y="6.884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  <text:p/>
            </draw:path>
            <draw:path draw:style-name="gr5" draw:text-style-name="P8" draw:layer="layout" svg:width="0.299cm" svg:height="0.22cm" svg:x="14.103cm" svg:y="6.723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  <text:p/>
            </draw:path>
            <draw:path draw:style-name="gr5" draw:text-style-name="P8" draw:layer="layout" svg:width="0.147cm" svg:height="0.328cm" svg:x="14.451cm" svg:y="6.615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  <text:p/>
            </draw:path>
            <draw:path draw:style-name="gr5" draw:text-style-name="P8" draw:layer="layout" svg:width="0.253cm" svg:height="0.344cm" svg:x="14.65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  <text:p/>
            </draw:path>
          </draw:g>
        </draw:g>
        <draw:frame draw:style-name="gr18" draw:text-style-name="P3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1.523cm" svg:y="3.28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1.945cm" svg:y="3.07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2.373cm" svg:y="3.19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3.065cm" svg:y="3.09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3.434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3.858cm" svg:y="3.07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4.082cm" svg:y="3.28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4.446cm" svg:y="3.28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4.858cm" svg:y="3.48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5.248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5.654cm" svg:y="3.35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6.05cm" svg:y="3.07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6.518cm" svg:y="3.3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7.278cm" svg:y="3.40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7.794cm" svg:y="3.09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8.17cm" svg:y="3.48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8.568cm" svg:y="3.12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9.022cm" svg:y="3.48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9.38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9.93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20.623cm" svg:y="3.09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20.991cm" svg:y="3.35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21.37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1.77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2.13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custom-shape draw:style-name="gr19" draw:text-style-name="P5" draw:layer="layout" svg:width="22.86cm" svg:height="3.175cm" svg:x="2.025cm" svg:y="8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\partial_t( \rho u) + \partial_{\beta}( \rho u_{\alpha} u_{\beta} ) = -\rho \partial_\alpha \mu^{id} - \rho \partial_\alpha \mu^{nid}  + \partial_{\beta} \sigma_{\alpha \beta} §svg§600§TRUE§</svg:desc>
          <draw:path draw:style-name="gr5" draw:text-style-name="P8" draw:layer="layout" svg:width="0.369cm" svg:height="0.514cm" svg:x="7.456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165cm" svg:height="0.31cm" svg:x="7.822cm" svg:y="10.716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7cm" svg:x="8.118cm" svg:y="10.393cm" svg:viewBox="0 0 164 698" svg:d="M164 692c0-2 0-4-12-16-88-87-110-219-110-327 0-122 26-243 112-331 10-8 10-10 10-12 0-4-4-6-8-6-6 0-70 48-112 136-34 77-44 155-44 213 0 54 8 140 48 218 42 85 102 131 108 131 4 0 8-2 8-6z">
            <text:p/>
          </draw:path>
          <draw:path draw:style-name="gr5" draw:text-style-name="P8" draw:layer="layout" svg:width="0.331cm" svg:height="0.458cm" svg:x="8.344cm" svg:y="10.608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<text:p/>
          </draw:path>
          <draw:path draw:style-name="gr5" draw:text-style-name="P8" draw:layer="layout" svg:width="0.361cm" svg:height="0.314cm" svg:x="8.706cm" svg:y="10.608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<text:p/>
          </draw:path>
          <draw:path draw:style-name="gr5" draw:text-style-name="P8" draw:layer="layout" svg:width="0.163cm" svg:height="0.697cm" svg:x="9.128cm" svg:y="10.393cm" svg:viewBox="0 0 164 698" svg:d="M164 349c0-54-8-139-48-217-42-86-102-132-108-132-4 0-8 2-8 6 0 2 0 4 14 16 68 70 108 182 108 327 0 120-26 244-112 331-10 8-10 10-10 12 0 4 4 6 8 6 6 0 70-48 110-135 36-78 46-156 46-214z">
            <text:p/>
          </draw:path>
          <draw:path draw:style-name="gr5" draw:text-style-name="P8" draw:layer="layout" svg:width="0.465cm" svg:height="0.466cm" svg:x="9.558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10.248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287cm" svg:height="0.44cm" svg:x="10.617cm" svg:y="10.676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<text:p/>
          </draw:path>
          <draw:path draw:style-name="gr5" draw:text-style-name="P8" draw:layer="layout" svg:width="0.163cm" svg:height="0.697cm" svg:x="11.042cm" svg:y="10.393cm" svg:viewBox="0 0 164 698" svg:d="M164 692c0-2 0-4-12-16-88-87-110-219-110-327 0-122 26-243 112-331 10-8 10-10 10-12 0-4-4-6-8-6-6 0-70 48-112 136-36 77-44 155-44 213 0 54 8 140 46 218 42 85 104 131 110 131 4 0 8-2 8-6z">
            <text:p/>
          </draw:path>
          <draw:path draw:style-name="gr5" draw:text-style-name="P8" draw:layer="layout" svg:width="0.329cm" svg:height="0.458cm" svg:x="11.268cm" svg:y="10.608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<text:p/>
          </draw:path>
          <draw:path draw:style-name="gr5" draw:text-style-name="P8" draw:layer="layout" svg:width="0.361cm" svg:height="0.314cm" svg:x="11.629cm" svg:y="10.608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<text:p/>
          </draw:path>
          <draw:path draw:style-name="gr5" draw:text-style-name="P8" draw:layer="layout" svg:width="0.301cm" svg:height="0.22cm" svg:x="12.041cm" svg:y="10.806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<text:p/>
          </draw:path>
          <draw:path draw:style-name="gr5" draw:text-style-name="P8" draw:layer="layout" svg:width="0.361cm" svg:height="0.314cm" svg:x="12.431cm" svg:y="10.608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<text:p/>
          </draw:path>
          <draw:path draw:style-name="gr5" draw:text-style-name="P8" draw:layer="layout" svg:width="0.287cm" svg:height="0.44cm" svg:x="12.837cm" svg:y="10.676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<text:p/>
          </draw:path>
          <draw:path draw:style-name="gr5" draw:text-style-name="P8" draw:layer="layout" svg:width="0.161cm" svg:height="0.697cm" svg:x="13.233cm" svg:y="10.393cm" svg:viewBox="0 0 162 698" svg:d="M162 349c0-54-6-139-46-217-42-86-102-132-110-132-4 0-6 2-6 6 0 2 0 4 14 16 68 70 108 182 108 327 0 120-26 244-112 331-10 8-10 10-10 12 0 4 2 6 6 6 8 0 72-48 112-135 36-78 44-156 44-214z">
            <text:p/>
          </draw:path>
          <draw:path draw:style-name="gr5" draw:text-style-name="P8" draw:layer="layout" svg:width="0.467cm" svg:height="0.163cm" svg:x="13.701cm" svg:y="10.6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4.46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4.971cm" svg:y="10.608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<text:p/>
          </draw:path>
          <draw:path draw:style-name="gr5" draw:text-style-name="P8" draw:layer="layout" svg:width="0.369cm" svg:height="0.514cm" svg:x="15.341cm" svg:y="10.417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<text:p/>
          </draw:path>
          <draw:path draw:style-name="gr5" draw:text-style-name="P8" draw:layer="layout" svg:width="0.301cm" svg:height="0.22cm" svg:x="15.717cm" svg:y="10.806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<text:p/>
          </draw:path>
          <draw:path draw:style-name="gr5" draw:text-style-name="P8" draw:layer="layout" svg:width="0.379cm" svg:height="0.458cm" svg:x="16.109cm" svg:y="10.608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<text:p/>
          </draw:path>
          <draw:path draw:style-name="gr5" draw:text-style-name="P8" draw:layer="layout" svg:width="0.149cm" svg:height="0.328cm" svg:x="16.533cm" svg:y="10.339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6.739cm" svg:y="10.323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<text:p/>
          </draw:path>
          <draw:path draw:style-name="gr5" draw:text-style-name="P8" draw:layer="layout" svg:width="0.429cm" svg:height="0.027cm" svg:x="17.25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7.917cm" svg:y="10.608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<text:p/>
          </draw:path>
          <draw:path draw:style-name="gr5" draw:text-style-name="P8" draw:layer="layout" svg:width="0.369cm" svg:height="0.514cm" svg:x="18.287cm" svg:y="10.417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301cm" svg:height="0.22cm" svg:x="18.663cm" svg:y="10.806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<text:p/>
          </draw:path>
          <draw:path draw:style-name="gr5" draw:text-style-name="P8" draw:layer="layout" svg:width="0.379cm" svg:height="0.458cm" svg:x="19.055cm" svg:y="10.608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<text:p/>
          </draw:path>
          <draw:path draw:style-name="gr5" draw:text-style-name="P8" draw:layer="layout" svg:width="0.301cm" svg:height="0.22cm" svg:x="19.478cm" svg:y="10.447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<text:p/>
          </draw:path>
          <draw:path draw:style-name="gr5" draw:text-style-name="P8" draw:layer="layout" svg:width="0.149cm" svg:height="0.328cm" svg:x="19.826cm" svg:y="10.339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<text:p/>
          </draw:path>
          <draw:path draw:style-name="gr5" draw:text-style-name="P8" draw:layer="layout" svg:width="0.251cm" svg:height="0.344cm" svg:x="20.032cm" svg:y="10.323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<text:p/>
          </draw:path>
          <draw:path draw:style-name="gr5" draw:text-style-name="P8" draw:layer="layout" svg:width="0.465cm" svg:height="0.466cm" svg:x="20.526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21.216cm" svg:y="10.417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<text:p/>
          </draw:path>
          <draw:path draw:style-name="gr5" draw:text-style-name="P8" draw:layer="layout" svg:width="0.287cm" svg:height="0.44cm" svg:x="21.586cm" svg:y="10.676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<text:p/>
          </draw:path>
          <draw:path draw:style-name="gr5" draw:text-style-name="P8" draw:layer="layout" svg:width="0.371cm" svg:height="0.306cm" svg:x="21.968cm" svg:y="10.616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22.374cm" svg:y="10.806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<text:p/>
          </draw:path>
          <draw:path draw:style-name="gr5" draw:text-style-name="P8" draw:layer="layout" svg:width="0.287cm" svg:height="0.44cm" svg:x="22.732cm" svg:y="10.676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<text:p/>
          </draw:path>
        </draw:g>
        <draw:frame draw:style-name="gr20" draw:text-style-name="P3" draw:layer="layout" svg:width="20.955cm" svg:height="1.27cm" svg:x="2.065cm" svg:y="9.053cm">
          <draw:text-box>
            <text:p><text:span text:style-name="T4">Momentum Equation with Chemical potenti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1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path draw:style-name="gr5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5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5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5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5" draw:text-style-name="P8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5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5" draw:text-style-name="P8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5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5" draw:text-style-name="P8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5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5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5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5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5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5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5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5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5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5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5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5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5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5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5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5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5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5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5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5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5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5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5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5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5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5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5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5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5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5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5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5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5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5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5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5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5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5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5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5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5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5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5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5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5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5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5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5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5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5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5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5" draw:text-style-name="P8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5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0" draw:text-style-name="P13" draw:layer="layout" svg:width="2.748cm" svg:height="0.958cm" svg:x="8.682cm" svg:y="3.326cm">
          <draw:text-box>
            <text:p><text:span text:style-name="T4">Where, </text:span></text:p>
          </draw:text-box>
        </draw:frame>
        <draw:path draw:style-name="gr5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5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5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5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5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5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5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5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5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5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5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5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5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5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5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5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5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5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5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5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5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5" draw:text-style-name="P8" draw:layer="layout" svg:width="0.775cm" svg:height="0.027cm" svg:x="10.028cm" svg:y="7.215cm" svg:viewBox="0 0 776 28" svg:d="M0 0c259 0 517 0 776 0 0 9 0 19 0 28-259 0-517 0-776 0 0-9 0-19 0-28z">
          <text:p/>
        </draw:path>
        <draw:path draw:style-name="gr5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5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5" draw:text-style-name="P8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5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5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5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5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5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5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5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5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5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5" draw:text-style-name="P8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5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5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5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5" draw:text-style-name="P8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5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5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5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5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5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5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5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5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5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5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5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5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5" draw:text-style-name="P8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5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5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5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5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5" draw:text-style-name="P8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5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5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5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0" draw:text-style-name="P13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22" draw:text-style-name="P13" draw:layer="layout" svg:width="0.635cm" svg:height="0.89cm" svg:x="9.264cm" svg:y="8.623cm">
          <draw:text-box>
            <text:p><text:span text:style-name="T6">;</text:span></text:p>
          </draw:text-box>
        </draw:frame>
        <draw:custom-shape draw:style-name="gr23" draw:text-style-name="P5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5" draw:text-style-name="P8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5" draw:text-style-name="P8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5" draw:text-style-name="P8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5" draw:text-style-name="P8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5" draw:text-style-name="P8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5" draw:text-style-name="P8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5" draw:text-style-name="P8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5" draw:text-style-name="P8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5" draw:text-style-name="P8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5" draw:text-style-name="P8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5" draw:text-style-name="P8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5" draw:text-style-name="P8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5" draw:text-style-name="P8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5" draw:text-style-name="P8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5" draw:text-style-name="P8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5" draw:text-style-name="P8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5" draw:text-style-name="P8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5" draw:text-style-name="P8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5" draw:text-style-name="P8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5" draw:text-style-name="P8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5" draw:text-style-name="P8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5" draw:text-style-name="P8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5" draw:text-style-name="P8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5" draw:text-style-name="P8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5" draw:text-style-name="P8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5" draw:text-style-name="P8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5" draw:text-style-name="P8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5" draw:text-style-name="P8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5" draw:text-style-name="P8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5" draw:text-style-name="P8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5" draw:text-style-name="P8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5" draw:text-style-name="P8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4" draw:text-style-name="P13" draw:layer="layout" svg:width="10.16cm" svg:height="1.529cm" svg:x="1.773cm" svg:y="11.033cm">
          <draw:text-box>
            <text:p><text:span text:style-name="T6">Non-Ideal Helmholtz Free Energy: </text:span></text:p>
          </draw:text-box>
        </draw:frame>
        <draw:frame draw:style-name="gr25" draw:text-style-name="P13" draw:layer="layout" svg:width="9.134cm" svg:height="0.89cm" svg:x="1.773cm" svg:y="12.75cm">
          <draw:text-box>
            <text:p><text:span text:style-name="T6">Non-Ideal Chemical Potential: </text:span></text:p>
          </draw:text-box>
        </draw:frame>
        <draw:frame draw:style-name="gr26" draw:text-style-name="P3" draw:layer="layout" svg:width="1.271cm" svg:height="1.187cm" svg:x="13.927cm" svg:y="7.967cm">
          <draw:text-box>
            <text:p><text:page-count>14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3" draw:text-style-name="P5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5" draw:text-style-name="P8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5" draw:text-style-name="P8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5" draw:text-style-name="P8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5" draw:text-style-name="P8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5" draw:text-style-name="P8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5" draw:text-style-name="P8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5" draw:text-style-name="P8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5" draw:text-style-name="P8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5" draw:text-style-name="P8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5" draw:text-style-name="P8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5" draw:text-style-name="P8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5" draw:text-style-name="P8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5" draw:text-style-name="P8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5" draw:text-style-name="P8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5" draw:text-style-name="P8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5" draw:text-style-name="P8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5" draw:text-style-name="P8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22" draw:text-style-name="P3" draw:layer="layout" svg:width="3.175cm" svg:height="0.89cm" svg:x="13.97cm" svg:y="3.81cm">
          <draw:text-box>
            <text:p>Where, </text:p>
          </draw:text-box>
        </draw:frame>
        <draw:g>
          <svg:title>TexMaths</svg:title>
          <svg:desc>20§latex§$$\eta = \frac{\rho b}{4}$$§svg§600§TRUE§</svg:desc>
          <draw:path draw:style-name="gr5" draw:text-style-name="P8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5" draw:text-style-name="P8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5" draw:text-style-name="P8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5" draw:text-style-name="P8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5" draw:text-style-name="P8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5" draw:text-style-name="P8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22" draw:text-style-name="P3" draw:layer="layout" svg:width="2.54cm" svg:height="0.89cm" svg:x="18.536cm" svg:y="3.795cm">
          <draw:text-box>
            <text:p>and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5" draw:text-style-name="P8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5" draw:text-style-name="P8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5" draw:text-style-name="P8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5" draw:text-style-name="P8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5" draw:text-style-name="P8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5" draw:text-style-name="P8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5" draw:text-style-name="P8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5" draw:text-style-name="P8" draw:layer="layout" svg:width="0.073cm" svg:height="0.073cm" svg:x="8.771cm" svg:y="9.292cm" svg:viewBox="0 0 74 74" svg:d="M74 38c0-20-15-38-36-38s-38 18-38 38 17 36 38 36 36-16 36-36z">
            <text:p/>
          </draw:path>
          <draw:path draw:style-name="gr5" draw:text-style-name="P8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5" draw:text-style-name="P8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5" draw:text-style-name="P8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5" draw:text-style-name="P8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5" draw:text-style-name="P8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5" draw:text-style-name="P8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5" draw:text-style-name="P8" draw:layer="layout" svg:width="0.073cm" svg:height="0.073cm" svg:x="13.867cm" svg:y="8.364cm" svg:viewBox="0 0 74 74" svg:d="M74 38c0-22-15-38-36-38s-38 17-38 38 17 36 38 36 36-16 36-36z">
            <text:p/>
          </draw:path>
          <draw:path draw:style-name="gr5" draw:text-style-name="P8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5" draw:text-style-name="P8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5" draw:text-style-name="P8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5" draw:text-style-name="P8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5" draw:text-style-name="P8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5" draw:text-style-name="P8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5" draw:text-style-name="P8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5" draw:text-style-name="P8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22" draw:text-style-name="P3" draw:layer="layout" svg:width="4.445cm" svg:height="0.89cm" svg:x="2.54cm" svg:y="8.255cm">
          <draw:text-box>
            <text:p>Solving gives,</text:p>
          </draw:text-box>
        </draw:frame>
        <draw:frame draw:style-name="gr24" draw:text-style-name="P13" draw:layer="layout" svg:width="10.16cm" svg:height="1.529cm" svg:x="1.774cm" svg:y="11.033cm">
          <draw:text-box>
            <text:p><text:span text:style-name="T6">Non-Ideal Helmholtz Free Energy: </text:span></text:p>
          </draw:text-box>
        </draw:frame>
        <draw:frame draw:style-name="gr25" draw:text-style-name="P13" draw:layer="layout" svg:width="9.134cm" svg:height="0.89cm" svg:x="2.243cm" svg:y="12.966cm">
          <draw:text-box>
            <text:p><text:span text:style-name="T6">Non-Ideal Chemical Potential: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5" draw:text-style-name="P8" draw:layer="layout" svg:width="0.571cm" svg:height="0.503cm" svg:x="11.818cm" svg:y="11.21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5" draw:text-style-name="P8" draw:layer="layout" svg:width="0.299cm" svg:height="0.221cm" svg:x="12.404cm" svg:y="11.184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5" draw:text-style-name="P8" draw:layer="layout" svg:width="0.147cm" svg:height="0.331cm" svg:x="12.752cm" svg:y="11.07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5" draw:text-style-name="P8" draw:layer="layout" svg:width="0.251cm" svg:height="0.345cm" svg:x="12.958cm" svg:y="11.0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5" draw:text-style-name="P8" draw:layer="layout" svg:width="0.465cm" svg:height="0.165cm" svg:x="13.49cm" svg:y="11.432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5" draw:text-style-name="P8" draw:layer="layout" svg:width="0.429cm" svg:height="0.029cm" svg:x="14.25cm" svg:y="11.5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321cm" svg:height="0.317cm" svg:x="14.766cm" svg:y="11.38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5" draw:text-style-name="P8" draw:layer="layout" svg:width="0.329cm" svg:height="0.461cm" svg:x="15.132cm" svg:y="11.38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5" draw:text-style-name="P8" draw:layer="layout" svg:width="0.217cm" svg:height="0.325cm" svg:x="15.504cm" svg:y="11.07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5" draw:text-style-name="P8" draw:layer="layout" svg:width="0.427cm" svg:height="0.029cm" svg:x="16.004cm" svg:y="11.5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331cm" svg:height="0.461cm" svg:x="16.668cm" svg:y="11.38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5" draw:text-style-name="P8" draw:layer="layout" svg:width="0.289cm" svg:height="0.501cm" svg:x="17.04cm" svg:y="11.196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5" draw:text-style-name="P8" draw:layer="layout" svg:width="0.291cm" svg:height="0.481cm" svg:x="17.474cm" svg:y="10.748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5" draw:text-style-name="P8" draw:layer="layout" svg:width="0.327cm" svg:height="0.463cm" svg:x="17.816cm" svg:y="10.904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5" draw:text-style-name="P8" draw:layer="layout" svg:width="0.215cm" svg:height="0.325cm" svg:x="18.202cm" svg:y="10.634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0.429cm" svg:height="0.027cm" svg:x="18.7cm" svg:y="11.02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11cm" svg:height="0.475cm" svg:x="19.364cm" svg:y="10.74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5" draw:text-style-name="P8" draw:layer="layout" svg:width="0.327cm" svg:height="0.463cm" svg:x="19.716cm" svg:y="10.904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5" draw:text-style-name="P8" draw:layer="layout" svg:width="2.625cm" svg:height="0.029cm" svg:x="17.444cm" svg:y="11.5cm" svg:viewBox="0 0 2626 30" svg:d="M0 0c875 0 1751 0 2626 0 0 10 0 20 0 30-875 0-1751 0-2626 0 0-10 0-20 0-30z">
            <text:p/>
          </draw:path>
          <draw:path draw:style-name="gr5" draw:text-style-name="P8" draw:layer="layout" svg:width="0.161cm" svg:height="0.701cm" svg:x="17.604cm" svg:y="11.646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5" draw:text-style-name="P8" draw:layer="layout" svg:width="0.231cm" svg:height="0.467cm" svg:x="17.87cm" svg:y="11.704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5" draw:text-style-name="P8" draw:layer="layout" svg:width="0.427cm" svg:height="0.027cm" svg:x="18.374cm" svg:y="11.98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1cm" svg:x="19.038cm" svg:y="11.862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5" draw:text-style-name="P8" draw:layer="layout" svg:width="0.163cm" svg:height="0.701cm" svg:x="19.432cm" svg:y="11.646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5" draw:text-style-name="P8" draw:layer="layout" svg:width="0.217cm" svg:height="0.327cm" svg:x="19.696cm" svg:y="11.642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5" draw:text-style-name="P8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5" draw:text-style-name="P8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5" draw:text-style-name="P8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5" draw:text-style-name="P8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5" draw:text-style-name="P8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5" draw:text-style-name="P8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5" draw:text-style-name="P8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5" draw:text-style-name="P8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5" draw:text-style-name="P8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5" draw:text-style-name="P8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5" draw:text-style-name="P8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5" draw:text-style-name="P8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5" draw:text-style-name="P8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5" draw:text-style-name="P8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5" draw:text-style-name="P8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5" draw:text-style-name="P8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5" draw:text-style-name="P8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8" draw:text-style-name="P5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 text:style-name="P2">Spurious currents</text:p>
          </draw:text-box>
        </draw:frame>
        <draw:frame draw:style-name="gr30" draw:text-style-name="P17" draw:layer="layout" svg:width="8.296cm" svg:height="8.89cm" svg:x="19.435cm" svg:y="3.81cm">
          <draw:image xlink:href="Pictures/10000000000007AC0000061CEC34890922AAEC8B.png" xlink:type="simple" xlink:show="embed" xlink:actuate="onLoad" draw:mime-type="image/png">
            <text:p/>
          </draw:image>
        </draw:frame>
        <draw:frame draw:style-name="gr17" draw:text-style-name="P18" draw:layer="layout" svg:width="14.605cm" svg:height="1.665cm" svg:x="0.635cm" svg:y="4.445cm">
          <draw:text-box>
            <text:p><text:span text:style-name="T4">In a quiescent drop consisting of two-phases:</text:span></text:p>
          </draw:text-box>
        </draw:frame>
        <draw:g>
          <svg:title>TexMaths</svg:title>
          <svg:desc>20§latex§$$|v| = 0$$§svg§600§TRUE§</svg:desc>
          <draw:path draw:style-name="gr5" draw:text-style-name="P8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5" draw:text-style-name="P8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17" draw:text-style-name="P18" draw:layer="layout" svg:width="13.335cm" svg:height="1.665cm" svg:x="0.805cm" svg:y="9.515cm">
          <draw:text-box>
            <text:p><text:span text:style-name="T4">From chemical potential External Force:</text:span></text:p>
          </draw:text-box>
        </draw:frame>
        <draw:g>
          <svg:title>TexMaths</svg:title>
          <svg:desc>20§latex§$$F_\alpha = - \rho \partial_\alpha \mu^{nid}$$§svg§600§TRUE§</svg:desc>
          <draw:path draw:style-name="gr5" draw:text-style-name="P8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5" draw:text-style-name="P8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5" draw:text-style-name="P8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5" draw:text-style-name="P8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5" draw:text-style-name="P8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5" draw:text-style-name="P8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5" draw:text-style-name="P8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5" draw:text-style-name="P8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5" draw:text-style-name="P8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5" draw:text-style-name="P8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>
          <svg:title>TexMaths</svg:title>
          <svg:desc>20§latex§$$\text{Discretization errors } \partial_\alpha \mu^{nid} \text{ causes force imbalance} $$§svg§600§TRUE§</svg:desc>
          <draw:path draw:style-name="gr5" draw:text-style-name="P8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5" draw:text-style-name="P8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5" draw:text-style-name="P8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5" draw:text-style-name="P8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5" draw:text-style-name="P8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5" draw:text-style-name="P8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5" draw:text-style-name="P8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5" draw:text-style-name="P8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5" draw:text-style-name="P8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5" draw:text-style-name="P8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5" draw:text-style-name="P8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5" draw:text-style-name="P8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5" draw:text-style-name="P8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5" draw:text-style-name="P8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5" draw:text-style-name="P8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5" draw:text-style-name="P8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5" draw:text-style-name="P8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5" draw:text-style-name="P8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5" draw:text-style-name="P8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5" draw:text-style-name="P8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5" draw:text-style-name="P8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5" draw:text-style-name="P8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5" draw:text-style-name="P8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5" draw:text-style-name="P8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5" draw:text-style-name="P8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5" draw:text-style-name="P8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5" draw:text-style-name="P8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5" draw:text-style-name="P8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5" draw:text-style-name="P8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5" draw:text-style-name="P8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5" draw:text-style-name="P8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5" draw:text-style-name="P8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31" draw:text-style-name="P18" draw:layer="layout" svg:width="13.335cm" svg:height="1.665cm" svg:x="0.672cm" svg:y="5.824cm">
          <draw:text-box>
            <text:p><text:span text:style-name="T4">Spurious Currents: non-zero velocities arising from the simulations</text:span></text:p>
          </draw:text-box>
        </draw:frame>
        <draw:frame draw:style-name="gr31" draw:text-style-name="P18" draw:layer="layout" svg:width="15.875cm" svg:height="0.89cm" svg:x="0.635cm" svg:y="3.175cm">
          <draw:text-box>
            <text:p>What are spurious currents?</text:p>
          </draw:text-box>
        </draw:frame>
        <draw:frame draw:style-name="gr31" draw:text-style-name="P20" draw:layer="layout" svg:width="12.7cm" svg:height="0.958cm" svg:x="0.906cm" svg:y="8.255cm">
          <draw:text-box>
            <text:p text:style-name="P19"><text:span text:style-name="T7">Reason for spurious currents:</text:span></text:p>
          </draw:text-box>
        </draw:frame>
        <draw:frame draw:style-name="gr32" draw:text-style-name="P18" draw:layer="layout" svg:width="18.285cm" svg:height="1.733cm" svg:x="0.765cm" svg:y="11.43cm">
          <draw:text-box>
            <text:p><text:span text:style-name="T8">which drives the flow locally generating these current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032cm" svg:height="2.54cm" svg:x="0cm" svg:y="0cm" presentation:class="title" presentation:placeholder="true">
          <draw:text-box/>
        </draw:frame>
        <draw:frame presentation:style-name="pr6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3" draw:text-style-name="P5" draw:layer="layout" svg:width="21.59cm" svg:height="5.71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>
          <draw:text-box>
            <text:p>Free Energy Formulation </text:p>
          </draw:text-box>
        </draw:frame>
        <draw:frame draw:style-name="gr10" draw:text-style-name="P13" draw:layer="layout" svg:width="8.255cm" svg:height="0.958cm" svg:x="1.905cm" svg:y="3.175cm">
          <draw:text-box>
            <text:p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5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5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5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5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5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5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5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5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5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5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5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5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5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5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5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5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5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5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5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5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5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5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5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5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5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5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5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5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5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5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5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5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5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5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5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5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5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5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5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5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5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35" draw:text-style-name="P13" draw:layer="layout" svg:width="21.59cm" svg:height="1.03cm" svg:x="1.905cm" svg:y="5.955cm">
          <draw:text-box>
            <text:p><text:span text:style-name="T4">This relation also holds for non-ideal 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5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5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5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5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5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5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5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5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5" draw:text-style-name="P8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5" draw:text-style-name="P8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5" draw:text-style-name="P8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5" draw:text-style-name="P8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5" draw:text-style-name="P8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5" draw:text-style-name="P8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5" draw:text-style-name="P8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5" draw:text-style-name="P8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5" draw:text-style-name="P8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5" draw:text-style-name="P8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5" draw:text-style-name="P8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5" draw:text-style-name="P8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5" draw:text-style-name="P8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5" draw:text-style-name="P8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5" draw:text-style-name="P8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5" draw:text-style-name="P8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5" draw:text-style-name="P8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5" draw:text-style-name="P8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5" draw:text-style-name="P8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5" draw:text-style-name="P8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5" draw:text-style-name="P8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5" draw:text-style-name="P8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5" draw:text-style-name="P8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5" draw:text-style-name="P8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5" draw:text-style-name="P8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5" draw:text-style-name="P8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5" draw:text-style-name="P8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5" draw:text-style-name="P8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5" draw:text-style-name="P8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5" draw:text-style-name="P8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5" draw:text-style-name="P8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5" draw:text-style-name="P8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5" draw:text-style-name="P8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5" draw:text-style-name="P8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5" draw:text-style-name="P8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5" draw:text-style-name="P8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5" draw:text-style-name="P8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5" draw:text-style-name="P8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5" draw:text-style-name="P8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5" draw:text-style-name="P8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5" draw:text-style-name="P8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5" draw:text-style-name="P8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5" draw:text-style-name="P8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5" draw:text-style-name="P8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5" draw:text-style-name="P8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5" draw:text-style-name="P8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5" draw:text-style-name="P8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5" draw:text-style-name="P8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5" draw:text-style-name="P8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5" draw:text-style-name="P8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5" draw:text-style-name="P8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5" draw:text-style-name="P8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5" draw:text-style-name="P8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5" draw:text-style-name="P8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5" draw:text-style-name="P8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5" draw:text-style-name="P8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LBM Theory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 text:style-name="P2">Force Addition in LBM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Modification of surface tension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19T13:29:12.309109157</dc:date>
    <meta:editing-duration>PT17H12M38S</meta:editing-duration>
    <meta:editing-cycles>100</meta:editing-cycles>
    <meta:document-statistic meta:object-count="1245"/>
  </office:meta>
</office:document-meta>
</file>